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4819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34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291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979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4819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08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9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0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1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18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/>
    <style:style style:name="T121" style:parent-style-name="Fuentedepárrafopredeter." style:family="text">
      <style:text-properties style:font-name="Arial" style:font-name-complex="Arial" fo:language="es" fo:country="MX"/>
    </style:style>
    <style:style style:name="P122" style:parent-style-name="Standard" style:family="paragraph"/>
    <style:style style:name="T123" style:parent-style-name="Fuentedepárrafopredeter." style:family="text">
      <style:text-properties style:font-name="Arial" style:font-name-complex="Arial" fo:language="es" fo:country="MX"/>
    </style:style>
    <style:style style:name="P124" style:parent-style-name="Standard" style:family="paragraph"/>
    <style:style style:name="T125" style:parent-style-name="Fuentedepárrafopredeter." style:family="text">
      <style:text-properties style:font-name="Arial" style:font-name-complex="Arial" fo:language="es" fo:country="MX"/>
    </style:style>
    <style:style style:name="P126" style:parent-style-name="Standard" style:family="paragraph"/>
    <style:style style:name="T127" style:parent-style-name="Fuentedepárrafopredeter." style:family="text">
      <style:text-properties style:font-name="Arial" style:font-name-complex="Arial" fo:language="es" fo:country="MX"/>
    </style:style>
    <style:style style:name="P128" style:parent-style-name="Standard" style:family="paragraph">
      <style:paragraph-properties fo:margin-left="0.8402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129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30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style:font-name="Arial" style:font-name-complex="Arial" fo:language="es" fo:country="MX"/>
    </style:style>
    <style:style style:name="T133" style:parent-style-name="Fuentedepárrafopredeter." style:family="text">
      <style:text-properties style:font-name="Arial" style:font-name-complex="Arial" fo:language="es" fo:country="MX"/>
    </style:style>
    <style:style style:name="P134" style:parent-style-name="Standard" style:family="paragraph">
      <style:paragraph-properties fo:margin-left="0.8402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135" style:parent-style-name="Standard" style:family="paragraph">
      <style:paragraph-properties fo:text-align="justify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P137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3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9" style:parent-style-name="Párrafodelista" style:family="paragraph">
      <style:text-properties style:font-name="Arial" style:font-name-complex="Arial" fo:language="es" fo:country="MX"/>
    </style:style>
    <style:style style:name="P14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1" style:parent-style-name="Párrafodelista" style:family="paragraph">
      <style:text-properties style:font-name="Arial" style:font-name-complex="Arial" fo:language="es" fo:country="MX"/>
    </style:style>
    <style:style style:name="P14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14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7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TableColumn149" style:family="table-column">
      <style:table-column-properties style:column-width="0.7875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7875in"/>
    </style:style>
    <style:style style:name="TableColumn152" style:family="table-column">
      <style:table-column-properties style:column-width="0.7875in"/>
    </style:style>
    <style:style style:name="TableColumn153" style:family="table-column">
      <style:table-column-properties style:column-width="0.6895in"/>
    </style:style>
    <style:style style:name="TableColumn154" style:family="table-column">
      <style:table-column-properties style:column-width="0.6888in"/>
    </style:style>
    <style:style style:name="Table148" style:family="table">
      <style:table-properties style:width="4.5284in" fo:margin-left="0in" table:align="center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15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16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style:font-name="Arial" style:font-name-complex="Arial" fo:language="es" fo:country="MX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16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9" style:parent-style-name="Fuentedepárrafopredeter." style:family="text">
      <style:text-properties style:font-name="Arial" style:font-name-complex="Arial" fo:language="es" fo:country="MX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17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3" style:parent-style-name="Fuentedepárrafopredeter." style:family="text">
      <style:text-properties style:font-name="Arial" style:font-name-complex="Arial" fo:language="es" fo:country="MX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17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7" style:parent-style-name="Fuentedepárrafopredeter." style:family="text">
      <style:text-properties style:font-name="Arial" style:font-name-complex="Arial" fo:language="es" fo:country="MX"/>
    </style:style>
    <style:style style:name="P178" style:parent-style-name="Standard" style:family="paragraph">
      <style:text-properties style:font-name="Arial" style:font-name-complex="Arial" fo:language="es" fo:country="MX"/>
    </style:style>
    <style:style style:name="P179" style:parent-style-name="Standard" style:family="paragraph">
      <style:paragraph-properties fo:text-align="justify"/>
    </style:style>
    <style:style style:name="T180" style:parent-style-name="Fuentedepárrafopredeter." style:family="text">
      <style:text-properties style:font-name="Arial" style:font-name-complex="Arial"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P182" style:parent-style-name="Standard" style:family="paragraph">
      <style:paragraph-properties fo:text-align="justify" fo:margin-left="0.7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TableColumn184" style:family="table-column">
      <style:table-column-properties style:column-width="0.7875in"/>
    </style:style>
    <style:style style:name="TableColumn185" style:family="table-column">
      <style:table-column-properties style:column-width="0.7875in"/>
    </style:style>
    <style:style style:name="TableColumn186" style:family="table-column">
      <style:table-column-properties style:column-width="0.7875in"/>
    </style:style>
    <style:style style:name="TableColumn187" style:family="table-column">
      <style:table-column-properties style:column-width="0.7875in"/>
    </style:style>
    <style:style style:name="TableColumn188" style:family="table-column">
      <style:table-column-properties style:column-width="0.6895in"/>
    </style:style>
    <style:style style:name="TableColumn189" style:family="table-column">
      <style:table-column-properties style:column-width="0.6888in"/>
    </style:style>
    <style:style style:name="Table183" style:family="table">
      <style:table-properties style:width="4.5284in" fo:margin-left="0in" table:align="center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94" style:parent-style-name="Fuentedepárrafopredeter." style:family="text">
      <style:text-properties style:font-name="Arial" style:font-name-complex="Arial" fo:language="es" fo:country="MX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218" style:parent-style-name="Standard" style:family="paragraph">
      <style:paragraph-properties fo:text-align="justify" fo:margin-left="0.7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="Arial" style:font-name-complex="Arial" fo:language="es" fo:country="MX"/>
    </style:style>
    <style:style style:name="P221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TableColumn223" style:family="table-column">
      <style:table-column-properties style:column-width="0.7875in"/>
    </style:style>
    <style:style style:name="TableColumn224" style:family="table-column">
      <style:table-column-properties style:column-width="0.7875in"/>
    </style:style>
    <style:style style:name="TableColumn225" style:family="table-column">
      <style:table-column-properties style:column-width="0.7875in"/>
    </style:style>
    <style:style style:name="TableColumn226" style:family="table-column">
      <style:table-column-properties style:column-width="0.7875in"/>
    </style:style>
    <style:style style:name="TableColumn227" style:family="table-column">
      <style:table-column-properties style:column-width="0.6895in"/>
    </style:style>
    <style:style style:name="TableColumn228" style:family="table-column">
      <style:table-column-properties style:column-width="0.6888in"/>
    </style:style>
    <style:style style:name="Table222" style:family="table">
      <style:table-properties style:width="4.5284in" fo:margin-left="0in" table:align="center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24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4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24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50" style:parent-style-name="Fuentedepárrafopredeter." style:family="text">
      <style:text-properties style:font-name="Arial" style:font-name-complex="Arial" fo:language="es" fo:country="MX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25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style:font-name="Arial" style:font-name-complex="Arial" fo:language="es" fo:country="MX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25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style:font-name="Arial" style:font-name-complex="Arial" fo:language="es" fo:country="MX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26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6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265" style:parent-style-name="Standard" style:family="paragraph">
      <style:paragraph-properties fo:margin-left="0.8402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26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6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6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269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TableColumn271" style:family="table-column">
      <style:table-column-properties style:column-width="0.7875in"/>
    </style:style>
    <style:style style:name="TableColumn272" style:family="table-column">
      <style:table-column-properties style:column-width="0.7875in"/>
    </style:style>
    <style:style style:name="TableColumn273" style:family="table-column">
      <style:table-column-properties style:column-width="0.7875in"/>
    </style:style>
    <style:style style:name="TableColumn274" style:family="table-column">
      <style:table-column-properties style:column-width="0.7875in"/>
    </style:style>
    <style:style style:name="TableColumn275" style:family="table-column">
      <style:table-column-properties style:column-width="0.6895in"/>
    </style:style>
    <style:style style:name="TableColumn276" style:family="table-column">
      <style:table-column-properties style:column-width="0.6888in"/>
    </style:style>
    <style:style style:name="Table270" style:family="table">
      <style:table-properties style:width="4.5284in" fo:margin-left="0in" table:align="center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</style:style>
    <style:style style:name="T31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1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318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P319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P320" style:parent-style-name="Standard" style:family="paragraph">
      <style:paragraph-properties fo:text-align="justify"/>
    </style:style>
    <style:style style:name="T321" style:parent-style-name="Fuentedepárrafopredeter." style:family="text">
      <style:text-properties style:font-name="Arial" style:font-name-complex="Arial" fo:language="es" fo:country="MX"/>
    </style:style>
    <style:style style:name="T322" style:parent-style-name="Fuentedepárrafopredeter." style:family="text">
      <style:text-properties style:font-name="Arial" style:font-name-complex="Arial" fo:language="es" fo:country="MX"/>
    </style:style>
    <style:style style:name="T323" style:parent-style-name="Fuentedepárrafopredeter." style:family="text">
      <style:text-properties style:font-name="Arial" style:font-name-complex="Arial" fo:language="es" fo:country="MX"/>
    </style:style>
    <style:style style:name="T324" style:parent-style-name="Fuentedepárrafopredeter." style:family="text">
      <style:text-properties style:font-name="Arial" style:font-name-complex="Arial" fo:language="es" fo:country="MX"/>
    </style:style>
    <style:style style:name="P325" style:parent-style-name="Párrafodelista" style:family="paragraph">
      <style:text-properties style:font-name="Arial" style:font-name-complex="Arial" fo:language="es" fo:country="MX"/>
    </style:style>
    <style:style style:name="TableColumn327" style:family="table-column">
      <style:table-column-properties style:column-width="0.7875in"/>
    </style:style>
    <style:style style:name="TableColumn328" style:family="table-column">
      <style:table-column-properties style:column-width="0.7875in"/>
    </style:style>
    <style:style style:name="TableColumn329" style:family="table-column">
      <style:table-column-properties style:column-width="0.7875in"/>
    </style:style>
    <style:style style:name="TableColumn330" style:family="table-column">
      <style:table-column-properties style:column-width="0.7875in"/>
    </style:style>
    <style:style style:name="TableColumn331" style:family="table-column">
      <style:table-column-properties style:column-width="0.6895in"/>
    </style:style>
    <style:style style:name="TableColumn332" style:family="table-column">
      <style:table-column-properties style:column-width="0.6888in"/>
    </style:style>
    <style:style style:name="Table326" style:family="table">
      <style:table-properties style:width="4.5284in" fo:margin-left="0in" table:align="center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</style:style>
    <style:style style:name="T35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6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37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7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T37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7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378" style:parent-style-name="Standard" style:family="paragraph">
      <style:text-properties style:font-name="Arial" style:font-name-complex="Arial" fo:language="es" fo:country="MX"/>
    </style:style>
    <style:style style:name="P37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381" style:family="table-column">
      <style:table-column-properties style:column-width="0.7875in"/>
    </style:style>
    <style:style style:name="TableColumn382" style:family="table-column">
      <style:table-column-properties style:column-width="0.7875in"/>
    </style:style>
    <style:style style:name="TableColumn383" style:family="table-column">
      <style:table-column-properties style:column-width="0.7875in"/>
    </style:style>
    <style:style style:name="TableColumn384" style:family="table-column">
      <style:table-column-properties style:column-width="0.7875in"/>
    </style:style>
    <style:style style:name="TableColumn385" style:family="table-column">
      <style:table-column-properties style:column-width="0.6895in"/>
    </style:style>
    <style:style style:name="TableColumn386" style:family="table-column">
      <style:table-column-properties style:column-width="0.6888in"/>
    </style:style>
    <style:style style:name="Table380" style:family="table">
      <style:table-properties style:width="4.5284in" fo:margin-left="0in" table:align="center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</style:style>
    <style:style style:name="T40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1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11" style:parent-style-name="Fuentedepárrafopredeter." style:family="text">
      <style:text-properties style:font-name="Arial" style:font-name-complex="Arial" fo:language="es" fo:country="MX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41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15" style:parent-style-name="Fuentedepárrafopredeter." style:family="text">
      <style:text-properties style:font-name="Arial" style:font-name-complex="Arial" fo:language="es" fo:country="MX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42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432" style:parent-style-name="Standard" style:family="paragraph">
      <style:text-properties style:font-name="Arial" style:font-name-complex="Arial" fo:language="es" fo:country="MX"/>
    </style:style>
    <style:style style:name="P433" style:parent-style-name="Standard" style:family="paragraph">
      <style:text-properties style:font-name="Arial" style:font-name-complex="Arial" fo:language="es" fo:country="MX"/>
    </style:style>
    <style:style style:name="TableColumn435" style:family="table-column">
      <style:table-column-properties style:column-width="0.7875in"/>
    </style:style>
    <style:style style:name="TableColumn436" style:family="table-column">
      <style:table-column-properties style:column-width="0.7875in"/>
    </style:style>
    <style:style style:name="TableColumn437" style:family="table-column">
      <style:table-column-properties style:column-width="0.7875in"/>
    </style:style>
    <style:style style:name="TableColumn438" style:family="table-column">
      <style:table-column-properties style:column-width="0.7875in"/>
    </style:style>
    <style:style style:name="TableColumn439" style:family="table-column">
      <style:table-column-properties style:column-width="0.6895in"/>
    </style:style>
    <style:style style:name="TableColumn440" style:family="table-column">
      <style:table-column-properties style:column-width="0.6888in"/>
    </style:style>
    <style:style style:name="Table434" style:family="table">
      <style:table-properties style:width="4.5284in" fo:margin-left="0in" table:align="center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</style:style>
    <style:style style:name="T46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62" style:parent-style-name="Fuentedepárrafopredeter." style:family="text">
      <style:text-properties style:font-name="Arial" style:font-name-complex="Arial" fo:language="es" fo:country="MX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/>
    </style:style>
    <style:style style:name="T46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66" style:parent-style-name="Fuentedepárrafopredeter." style:family="text">
      <style:text-properties style:font-name="Arial" style:font-name-complex="Arial" fo:language="es" fo:country="MX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47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79" style:parent-style-name="Fuentedepárrafopredeter." style:family="text">
      <style:text-properties style:font-name="Arial" style:font-name-complex="Arial" fo:language="es" fo:country="MX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48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487" style:parent-style-name="Standard" style:family="paragraph">
      <style:text-properties style:font-name="Arial" style:font-name-complex="Arial" fo:language="es" fo:country="MX"/>
    </style:style>
    <style:style style:name="P48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489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TableColumn491" style:family="table-column">
      <style:table-column-properties style:column-width="0.7875in"/>
    </style:style>
    <style:style style:name="TableColumn492" style:family="table-column">
      <style:table-column-properties style:column-width="0.7875in"/>
    </style:style>
    <style:style style:name="TableColumn493" style:family="table-column">
      <style:table-column-properties style:column-width="0.7875in"/>
    </style:style>
    <style:style style:name="TableColumn494" style:family="table-column">
      <style:table-column-properties style:column-width="0.7875in"/>
    </style:style>
    <style:style style:name="TableColumn495" style:family="table-column">
      <style:table-column-properties style:column-width="0.6895in"/>
    </style:style>
    <style:style style:name="TableColumn496" style:family="table-column">
      <style:table-column-properties style:column-width="0.6888in"/>
    </style:style>
    <style:style style:name="Table490" style:family="table">
      <style:table-properties style:width="4.5284in" fo:margin-left="0in" table:align="center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</style:style>
    <style:style style:name="T51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16" style:parent-style-name="Fuentedepárrafopredeter." style:family="text">
      <style:text-properties style:font-name="Arial" style:font-name-complex="Arial" fo:language="es" fo:country="MX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51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20" style:parent-style-name="Fuentedepárrafopredeter." style:family="text">
      <style:text-properties style:font-name="Arial" style:font-name-complex="Arial" fo:language="es" fo:country="MX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53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3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5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5" style:parent-style-name="Standard" style:family="paragraph">
      <style:text-properties style:font-name="Arial" style:font-name-complex="Arial" fo:language="es" fo:country="MX"/>
    </style:style>
    <style:style style:name="P546" style:parent-style-name="Standard" style:family="paragraph">
      <style:text-properties style:font-name="Arial" style:font-name-complex="Arial" fo:language="es" fo:country="MX"/>
    </style:style>
    <style:style style:name="TableColumn548" style:family="table-column">
      <style:table-column-properties style:column-width="0.7875in"/>
    </style:style>
    <style:style style:name="TableColumn549" style:family="table-column">
      <style:table-column-properties style:column-width="0.7875in"/>
    </style:style>
    <style:style style:name="TableColumn550" style:family="table-column">
      <style:table-column-properties style:column-width="0.7875in"/>
    </style:style>
    <style:style style:name="TableColumn551" style:family="table-column">
      <style:table-column-properties style:column-width="0.7875in"/>
    </style:style>
    <style:style style:name="TableColumn552" style:family="table-column">
      <style:table-column-properties style:column-width="0.6895in"/>
    </style:style>
    <style:style style:name="TableColumn553" style:family="table-column">
      <style:table-column-properties style:column-width="0.6888in"/>
    </style:style>
    <style:style style:name="Table547" style:family="table">
      <style:table-properties style:width="4.5284in" fo:margin-left="0in" table:align="center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center"/>
    </style:style>
    <style:style style:name="T57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7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72" style:parent-style-name="Fuentedepárrafopredeter." style:family="text">
      <style:text-properties style:font-name="Arial" style:font-name-complex="Arial" fo:language="es" fo:country="MX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</style:style>
    <style:style style:name="T57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76" style:parent-style-name="Fuentedepárrafopredeter." style:family="text">
      <style:text-properties style:font-name="Arial" style:font-name-complex="Arial" fo:language="es" fo:country="MX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598" style:parent-style-name="Standard" style:family="paragraph">
      <style:text-properties style:font-name="Arial" style:font-name-complex="Arial" fo:language="es" fo:country="MX"/>
    </style:style>
    <style:style style:name="P599" style:parent-style-name="Standard" style:family="paragraph">
      <style:text-properties style:font-name="Arial" style:font-name-complex="Arial" fo:language="es" fo:country="MX"/>
    </style:style>
    <style:style style:name="P60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0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603" style:family="table-column">
      <style:table-column-properties style:column-width="0.7875in"/>
    </style:style>
    <style:style style:name="TableColumn604" style:family="table-column">
      <style:table-column-properties style:column-width="0.7875in"/>
    </style:style>
    <style:style style:name="TableColumn605" style:family="table-column">
      <style:table-column-properties style:column-width="0.7875in"/>
    </style:style>
    <style:style style:name="TableColumn606" style:family="table-column">
      <style:table-column-properties style:column-width="0.7875in"/>
    </style:style>
    <style:style style:name="TableColumn607" style:family="table-column">
      <style:table-column-properties style:column-width="0.6895in"/>
    </style:style>
    <style:style style:name="TableColumn608" style:family="table-column">
      <style:table-column-properties style:column-width="0.6888in"/>
    </style:style>
    <style:style style:name="Table602" style:family="table">
      <style:table-properties style:width="4.5284in" fo:margin-left="0in" table:align="center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63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6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64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6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64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4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5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6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61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s" fo:country="MX"/>
    </style:style>
    <style:style style:name="TableColumn663" style:family="table-column">
      <style:table-column-properties style:column-width="0.7875in"/>
    </style:style>
    <style:style style:name="TableColumn664" style:family="table-column">
      <style:table-column-properties style:column-width="0.7875in"/>
    </style:style>
    <style:style style:name="TableColumn665" style:family="table-column">
      <style:table-column-properties style:column-width="0.7875in"/>
    </style:style>
    <style:style style:name="TableColumn666" style:family="table-column">
      <style:table-column-properties style:column-width="0.7875in"/>
    </style:style>
    <style:style style:name="TableColumn667" style:family="table-column">
      <style:table-column-properties style:column-width="0.6895in"/>
    </style:style>
    <style:style style:name="TableColumn668" style:family="table-column">
      <style:table-column-properties style:column-width="0.6888in"/>
    </style:style>
    <style:style style:name="Table662" style:family="table">
      <style:table-properties style:width="4.5284in" fo:margin-left="0in" table:align="center"/>
    </style:style>
    <style:style style:name="TableRow669" style:family="table-row">
      <style:table-row-properties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</style:style>
    <style:style style:name="T67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73" style:parent-style-name="Fuentedepárrafopredeter." style:family="text">
      <style:text-properties style:font-name="Arial" style:font-name-complex="Arial" fo:language="es" fo:country="MX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</style:style>
    <style:style style:name="T67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79" style:parent-style-name="Fuentedepárrafopredeter." style:family="text">
      <style:text-properties style:font-name="Arial" style:font-name-complex="Arial" fo:language="es" fo:country="MX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68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83" style:parent-style-name="Fuentedepárrafopredeter." style:family="text">
      <style:text-properties style:font-name="Arial" style:font-name-complex="Arial" fo:language="es" fo:country="MX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68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87" style:parent-style-name="Fuentedepárrafopredeter." style:family="text">
      <style:text-properties style:font-name="Arial" style:font-name-complex="Arial" fo:language="es" fo:country="MX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69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91" style:parent-style-name="Fuentedepárrafopredeter." style:family="text">
      <style:text-properties style:font-name="Arial" style:font-name-complex="Arial" fo:language="es" fo:country="MX"/>
    </style:style>
    <style:style style:name="P69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9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9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69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697" style:family="table-column">
      <style:table-column-properties style:column-width="0.7875in"/>
    </style:style>
    <style:style style:name="TableColumn698" style:family="table-column">
      <style:table-column-properties style:column-width="0.7875in"/>
    </style:style>
    <style:style style:name="TableColumn699" style:family="table-column">
      <style:table-column-properties style:column-width="0.7875in"/>
    </style:style>
    <style:style style:name="TableColumn700" style:family="table-column">
      <style:table-column-properties style:column-width="0.7875in"/>
    </style:style>
    <style:style style:name="TableColumn701" style:family="table-column">
      <style:table-column-properties style:column-width="0.6895in"/>
    </style:style>
    <style:style style:name="TableColumn702" style:family="table-column">
      <style:table-column-properties style:column-width="0.6888in"/>
    </style:style>
    <style:style style:name="Table696" style:family="table">
      <style:table-properties style:width="4.5284in" fo:margin-left="0in" table:align="center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70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07" style:parent-style-name="Fuentedepárrafopredeter." style:family="text">
      <style:text-properties style:font-name="Arial" style:font-name-complex="Arial" fo:language="es" fo:country="MX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73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73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733" style:parent-style-name="Standard" style:family="paragraph">
      <style:paragraph-properties fo:text-align="justify" fo:margin-left="0.4916in">
        <style:tab-stops/>
      </style:paragraph-properties>
      <style:text-properties style:font-name="Arial" style:font-name-complex="Arial" fo:language="es" fo:country="MX"/>
    </style:style>
    <style:style style:name="TableColumn735" style:family="table-column">
      <style:table-column-properties style:column-width="0.7875in"/>
    </style:style>
    <style:style style:name="TableColumn736" style:family="table-column">
      <style:table-column-properties style:column-width="0.7875in"/>
    </style:style>
    <style:style style:name="TableColumn737" style:family="table-column">
      <style:table-column-properties style:column-width="0.7875in"/>
    </style:style>
    <style:style style:name="TableColumn738" style:family="table-column">
      <style:table-column-properties style:column-width="0.7875in"/>
    </style:style>
    <style:style style:name="TableColumn739" style:family="table-column">
      <style:table-column-properties style:column-width="0.6895in"/>
    </style:style>
    <style:style style:name="TableColumn740" style:family="table-column">
      <style:table-column-properties style:column-width="0.6888in"/>
    </style:style>
    <style:style style:name="Table734" style:family="table">
      <style:table-properties style:width="4.5284in" fo:margin-left="0in" table:align="center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</style:style>
    <style:style style:name="T75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5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</style:style>
    <style:style style:name="T76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62" style:parent-style-name="Fuentedepárrafopredeter." style:family="text">
      <style:text-properties style:font-name="Arial" style:font-name-complex="Arial" fo:language="es" fo:country="MX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</style:style>
    <style:style style:name="T76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68" style:parent-style-name="Fuentedepárrafopredeter." style:family="text">
      <style:text-properties style:font-name="Arial" style:font-name-complex="Arial" fo:language="es" fo:country="MX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</style:style>
    <style:style style:name="T77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72" style:parent-style-name="Fuentedepárrafopredeter." style:family="text">
      <style:text-properties style:font-name="Arial" style:font-name-complex="Arial" fo:language="es" fo:country="MX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</style:style>
    <style:style style:name="T77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77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77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77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779" style:parent-style-name="Standard" style:family="paragraph">
      <style:paragraph-properties fo:text-align="justify" fo:margin-left="0.7416in">
        <style:tab-stops/>
      </style:paragraph-properties>
      <style:text-properties style:font-name="Arial" style:font-name-complex="Arial" fo:language="es" fo:country="MX"/>
    </style:style>
    <style:style style:name="TableColumn781" style:family="table-column">
      <style:table-column-properties style:column-width="0.7875in"/>
    </style:style>
    <style:style style:name="TableColumn782" style:family="table-column">
      <style:table-column-properties style:column-width="0.7875in"/>
    </style:style>
    <style:style style:name="TableColumn783" style:family="table-column">
      <style:table-column-properties style:column-width="0.7875in"/>
    </style:style>
    <style:style style:name="TableColumn784" style:family="table-column">
      <style:table-column-properties style:column-width="0.7875in"/>
    </style:style>
    <style:style style:name="TableColumn785" style:family="table-column">
      <style:table-column-properties style:column-width="0.6895in"/>
    </style:style>
    <style:style style:name="TableColumn786" style:family="table-column">
      <style:table-column-properties style:column-width="0.6888in"/>
    </style:style>
    <style:style style:name="Table780" style:family="table">
      <style:table-properties style:width="4.5284in" fo:margin-left="0in" table:align="center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80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text-align="center"/>
    </style:style>
    <style:style style:name="T806" style:parent-style-name="Fuentedepárrafopredeter." style:family="text">
      <style:text-properties style:font-name="Arial" style:font-name-complex="Arial" fo:language="es" fo:country="MX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/>
    </style:style>
    <style:style style:name="T811" style:parent-style-name="Fuentedepárrafopredeter." style:family="text">
      <style:text-properties style:font-name="Arial" style:font-name-complex="Arial" fo:language="es" fo:country="MX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814" style:parent-style-name="Fuentedepárrafopredeter." style:family="text">
      <style:text-properties style:font-name="Arial" style:font-name-complex="Arial" fo:language="es" fo:country="MX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text-align="center"/>
    </style:style>
    <style:style style:name="T81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81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83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3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34" style:parent-style-name="Standard" style:family="paragraph">
      <style:paragraph-properties fo:text-align="justify" fo:margin-left="0.4916in">
        <style:tab-stops/>
      </style:paragraph-properties>
      <style:text-properties style:font-name="Arial" style:font-name-complex="Arial" fo:language="es" fo:country="MX"/>
    </style:style>
    <style:style style:name="TableColumn836" style:family="table-column">
      <style:table-column-properties style:column-width="0.7875in"/>
    </style:style>
    <style:style style:name="TableColumn837" style:family="table-column">
      <style:table-column-properties style:column-width="0.7875in"/>
    </style:style>
    <style:style style:name="TableColumn838" style:family="table-column">
      <style:table-column-properties style:column-width="0.7875in"/>
    </style:style>
    <style:style style:name="TableColumn839" style:family="table-column">
      <style:table-column-properties style:column-width="0.7875in"/>
    </style:style>
    <style:style style:name="TableColumn840" style:family="table-column">
      <style:table-column-properties style:column-width="0.6895in"/>
    </style:style>
    <style:style style:name="TableColumn841" style:family="table-column">
      <style:table-column-properties style:column-width="0.6888in"/>
    </style:style>
    <style:style style:name="Table835" style:family="table">
      <style:table-properties style:width="4.5284in" fo:margin-left="0in" table:align="center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/>
    </style:style>
    <style:style style:name="T85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/>
    </style:style>
    <style:style style:name="T861" style:parent-style-name="Fuentedepárrafopredeter." style:family="text">
      <style:text-properties style:font-name="Arial" style:font-name-complex="Arial" fo:language="es" fo:country="MX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/>
    </style:style>
    <style:style style:name="T866" style:parent-style-name="Fuentedepárrafopredeter." style:family="text">
      <style:text-properties style:font-name="Arial" style:font-name-complex="Arial" fo:language="es" fo:country="MX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text-align="center"/>
    </style:style>
    <style:style style:name="T86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870" style:parent-style-name="Fuentedepárrafopredeter." style:family="text">
      <style:text-properties style:font-name="Arial" style:font-name-complex="Arial" fo:language="es" fo:country="MX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87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87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87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88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9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9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893" style:family="table-column">
      <style:table-column-properties style:column-width="0.7875in"/>
    </style:style>
    <style:style style:name="TableColumn894" style:family="table-column">
      <style:table-column-properties style:column-width="0.7875in"/>
    </style:style>
    <style:style style:name="TableColumn895" style:family="table-column">
      <style:table-column-properties style:column-width="0.7875in"/>
    </style:style>
    <style:style style:name="TableColumn896" style:family="table-column">
      <style:table-column-properties style:column-width="0.7875in"/>
    </style:style>
    <style:style style:name="TableColumn897" style:family="table-column">
      <style:table-column-properties style:column-width="0.6895in"/>
    </style:style>
    <style:style style:name="TableColumn898" style:family="table-column">
      <style:table-column-properties style:column-width="0.6888in"/>
    </style:style>
    <style:style style:name="Table892" style:family="table">
      <style:table-properties style:width="4.5284in" fo:margin-left="0in" table:align="center"/>
    </style:style>
    <style:style style:name="TableRow899" style:family="table-row">
      <style:table-row-properties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/>
    </style:style>
    <style:style style:name="T91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text-align="center"/>
    </style:style>
    <style:style style:name="T918" style:parent-style-name="Fuentedepárrafopredeter." style:family="text">
      <style:text-properties style:font-name="Arial" style:font-name-complex="Arial" fo:language="es" fo:country="MX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text-align="center"/>
    </style:style>
    <style:style style:name="T92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2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25" style:parent-style-name="Fuentedepárrafopredeter." style:family="text">
      <style:text-properties style:font-name="Arial" style:font-name-complex="Arial" fo:language="es" fo:country="MX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/>
    </style:style>
    <style:style style:name="T92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29" style:parent-style-name="Fuentedepárrafopredeter." style:family="text">
      <style:text-properties style:font-name="Arial" style:font-name-complex="Arial" fo:language="es" fo:country="MX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text-align="center"/>
    </style:style>
    <style:style style:name="T93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94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947" style:parent-style-name="Standard" style:family="paragraph">
      <style:text-properties style:font-name="Arial" style:font-name-complex="Arial" fo:language="es" fo:country="MX"/>
    </style:style>
    <style:style style:name="P94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950" style:family="table-column">
      <style:table-column-properties style:column-width="0.7875in"/>
    </style:style>
    <style:style style:name="TableColumn951" style:family="table-column">
      <style:table-column-properties style:column-width="0.7875in"/>
    </style:style>
    <style:style style:name="TableColumn952" style:family="table-column">
      <style:table-column-properties style:column-width="0.7875in"/>
    </style:style>
    <style:style style:name="TableColumn953" style:family="table-column">
      <style:table-column-properties style:column-width="0.7875in"/>
    </style:style>
    <style:style style:name="TableColumn954" style:family="table-column">
      <style:table-column-properties style:column-width="0.6895in"/>
    </style:style>
    <style:style style:name="TableColumn955" style:family="table-column">
      <style:table-column-properties style:column-width="0.6888in"/>
    </style:style>
    <style:style style:name="Table949" style:family="table">
      <style:table-properties style:width="4.5284in" fo:margin-left="0in" table:align="center"/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center"/>
    </style:style>
    <style:style style:name="T97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975" style:parent-style-name="Fuentedepárrafopredeter." style:family="text">
      <style:text-properties style:font-name="Arial" style:font-name-complex="Arial" fo:language="es" fo:country="MX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center"/>
    </style:style>
    <style:style style:name="T98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8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82" style:parent-style-name="Fuentedepárrafopredeter." style:family="text">
      <style:text-properties style:font-name="Arial" style:font-name-complex="Arial" fo:language="es" fo:country="MX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center"/>
    </style:style>
    <style:style style:name="T985" style:parent-style-name="Fuentedepárrafopredeter." style:family="text">
      <style:text-properties style:font-name="Arial" style:font-name-complex="Arial" fo:language="es" fo:country="MX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center"/>
    </style:style>
    <style:style style:name="T98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989" style:family="table-row">
      <style:table-row-properties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center"/>
    </style:style>
    <style:style style:name="T99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997" style:parent-style-name="Fuentedepárrafopredeter." style:family="text">
      <style:text-properties style:font-name="Arial" style:font-name-complex="Arial" fo:language="es" fo:country="MX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100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0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1007" style:family="table-column">
      <style:table-column-properties style:column-width="0.7875in"/>
    </style:style>
    <style:style style:name="TableColumn1008" style:family="table-column">
      <style:table-column-properties style:column-width="0.7875in"/>
    </style:style>
    <style:style style:name="TableColumn1009" style:family="table-column">
      <style:table-column-properties style:column-width="0.7875in"/>
    </style:style>
    <style:style style:name="TableColumn1010" style:family="table-column">
      <style:table-column-properties style:column-width="0.7875in"/>
    </style:style>
    <style:style style:name="TableColumn1011" style:family="table-column">
      <style:table-column-properties style:column-width="0.6895in"/>
    </style:style>
    <style:style style:name="TableColumn1012" style:family="table-column">
      <style:table-column-properties style:column-width="0.6888in"/>
    </style:style>
    <style:style style:name="Table1006" style:family="table">
      <style:table-properties style:width="4.5284in" fo:margin-left="0in" table:align="center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1026" style:family="table-row">
      <style:table-row-properties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center"/>
    </style:style>
    <style:style style:name="T102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center"/>
    </style:style>
    <style:style style:name="T1032" style:parent-style-name="Fuentedepárrafopredeter." style:family="text">
      <style:text-properties style:font-name="Arial" style:font-name-complex="Arial" fo:language="es" fo:country="MX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center"/>
    </style:style>
    <style:style style:name="T103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03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037" style:parent-style-name="Fuentedepárrafopredeter." style:family="text">
      <style:text-properties style:font-name="Arial" style:font-name-complex="Arial" fo:language="es" fo:country="MX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center"/>
    </style:style>
    <style:style style:name="T1040" style:parent-style-name="Fuentedepárrafopredeter." style:family="text">
      <style:text-properties style:font-name="Arial" style:font-name-complex="Arial" fo:language="es" fo:country="MX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/>
    </style:style>
    <style:style style:name="T1043" style:parent-style-name="Fuentedepárrafopredeter." style:family="text">
      <style:text-properties style:font-name="Arial" style:font-name-complex="Arial" fo:language="es" fo:country="MX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/>
    </style:style>
    <style:style style:name="T104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/>
    </style:style>
    <style:style style:name="T105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05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106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6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06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TableColumn1066" style:family="table-column">
      <style:table-column-properties style:column-width="0.7875in"/>
    </style:style>
    <style:style style:name="TableColumn1067" style:family="table-column">
      <style:table-column-properties style:column-width="0.7875in"/>
    </style:style>
    <style:style style:name="TableColumn1068" style:family="table-column">
      <style:table-column-properties style:column-width="0.7875in"/>
    </style:style>
    <style:style style:name="TableColumn1069" style:family="table-column">
      <style:table-column-properties style:column-width="0.7875in"/>
    </style:style>
    <style:style style:name="TableColumn1070" style:family="table-column">
      <style:table-column-properties style:column-width="0.6895in"/>
    </style:style>
    <style:style style:name="TableColumn1071" style:family="table-column">
      <style:table-column-properties style:column-width="0.6888in"/>
    </style:style>
    <style:style style:name="Table1065" style:family="table">
      <style:table-properties style:width="4.5284in" fo:margin-left="0in" table:align="center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center"/>
    </style:style>
    <style:style style:name="T108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center"/>
    </style:style>
    <style:style style:name="T1091" style:parent-style-name="Fuentedepárrafopredeter." style:family="text">
      <style:text-properties style:font-name="Arial" style:font-name-complex="Arial" fo:language="es" fo:country="MX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center"/>
    </style:style>
    <style:style style:name="T1096" style:parent-style-name="Fuentedepárrafopredeter." style:family="text">
      <style:text-properties style:font-name="Arial" style:font-name-complex="Arial" fo:language="es" fo:country="MX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center"/>
    </style:style>
    <style:style style:name="T1099" style:parent-style-name="Fuentedepárrafopredeter." style:family="text">
      <style:text-properties style:font-name="Arial" style:font-name-complex="Arial" fo:language="es" fo:country="MX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center"/>
    </style:style>
    <style:style style:name="T110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10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10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11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11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ell111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center"/>
      <style:text-properties style:font-name="Arial" style:font-name-complex="Arial" fo:language="es" fo:country="MX" style:language-asian="es" style:country-asian="MX" style:language-complex="ar" style:country-complex="SA"/>
    </style:style>
    <style:style style:name="P11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family="graphic" style:name="a37">
      <style:graphic-properties style:wrap="run-through" style:run-through="foreground" draw:fill="none" draw:stroke="solid" svg:stroke-width="0.02083in" svg:stroke-color="#ff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2083in" svg:stroke-color="#ff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2083in" svg:stroke-color="#ff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2083in" svg:stroke-color="#ff0000" draw:marker-end="a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2083in" svg:stroke-color="#ff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2083in" svg:stroke-color="#ff0000" draw:marker-end="a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2083in" svg:stroke-color="#ff0000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ff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2083in" svg:stroke-color="#ff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style:wrap="run-through" style:run-through="foreground" draw:fill="none" draw:stroke="solid" svg:stroke-width="0.02083in" svg:stroke-color="#ff0000" draw:marker-end="a10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2083in" svg:stroke-color="#ff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2083in" svg:stroke-color="#ff0000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ff000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2083in" svg:stroke-color="#ff0000" draw:marker-end="a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2083in" svg:stroke-color="#ff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2083in" svg:stroke-color="#ff0000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ff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2083in" svg:stroke-color="#ff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083in" svg:stroke-color="#ff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2083in" svg:stroke-color="#ff0000" draw:marker-end="a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83in" svg:stroke-color="#ff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2083in" svg:stroke-color="#ff0000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2083in" svg:stroke-color="#ff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2083in" svg:stroke-color="#ff0000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2083in" svg:stroke-color="#ff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2083in" svg:stroke-color="#ff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2083in" svg:stroke-color="#ff0000" draw:marker-end="a9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2083in" svg:stroke-color="#ff0000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5">
      <style:graphic-properties style:wrap="run-through" style:run-through="foreground" draw:fill="none" draw:stroke="solid" svg:stroke-width="0.02083in" svg:stroke-color="#ff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2083in" svg:stroke-color="#ff0000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2083in" svg:stroke-color="#ff0000" draw:marker-end="a9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ff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2083in" svg:stroke-color="#ff0000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2083in" svg:stroke-color="#ff0000" draw:marker-end="a9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ff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2083in" svg:stroke-color="#ff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2083in" svg:stroke-color="#ff0000" draw:marker-end="a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ff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2083in" svg:stroke-color="#ff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2083in" svg:stroke-color="#ff0000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ff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2083in" svg:stroke-color="#ff0000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2083in" svg:stroke-color="#ff0000" draw:marker-end="a8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2083in" svg:stroke-color="#ff0000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2083in" svg:stroke-color="#ff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2083in" svg:stroke-color="#ff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2083in" svg:stroke-color="#ff0000" draw:marker-end="a8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2083in" svg:stroke-color="#ff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2083in" svg:stroke-color="#ff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2083in" svg:stroke-color="#ff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2083in" svg:stroke-color="#ff0000" draw:marker-end="a7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3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/>
            <text:p text:style-name="P81">2018-I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/>
            <text:p text:style-name="P89">1ro DE SEPTIEMBRE DE 2017<text:s/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Standard"/>
      <text:p text:style-name="Standard"/>
      <text:p text:style-name="Standard"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CALIFICACIÓN: __________</text:span></text:p>
      <text:p text:style-name="P108"/>
      <text:p text:style-name="P109">Algoritmo para incrementar en uno un número</text:p>
      <text:p text:style-name="P110"/>
      <text:p text:style-name="P111"/>
      <text:list text:style-name="LFO1" text:continue-numbering="true">
        <text:list-item>
          <text:p text:style-name="P112"><text:span text:style-name="T113">Problema:</text:span><text:span text:style-name="T114"><text:s/>Según un <text:s/>número dado talque cada uno de sus dígitos está escrito en una celda <text:s/>de la cuadricula, incrementar en uno.<text:s/></text:span></text:p>
        </text:list-item>
      </text:list>
      <text:p text:style-name="P115"/>
      <text:p text:style-name="P116"/>
      <text:list text:style-name="LFO1" text:continue-numbering="true">
        <text:list-item>
          <text:p text:style-name="P117">Condiciones para operar</text:p>
        </text:list-item>
      </text:list>
      <text:p text:style-name="P118"/>
      <text:list text:style-name="LFO2" text:continue-numbering="true">
        <text:list-item>
          <text:p text:style-name="P119">El algoritmo no reconoce<text:s/>decenas, unidades, etc.<text:s/></text:p>
        </text:list-item>
        <text:list-item>
          <text:p text:style-name="P120"><text:span text:style-name="T121">Reconoce el *<text:s/></text:span></text:p>
        </text:list-item>
        <text:list-item>
          <text:p text:style-name="P122"><text:span text:style-name="T123">Se mueve el visor a la izquierda, derecha, arriba y abajo.</text:span></text:p>
        </text:list-item>
        <text:list-item>
          <text:p text:style-name="P124"><text:span text:style-name="T125">El visor copia y pega<text:s/></text:span></text:p>
        </text:list-item>
        <text:list-item>
          <text:p text:style-name="P126"><text:span text:style-name="T127">Compara con cero<text:s/></text:span></text:p>
        </text:list-item>
      </text:list>
      <text:p text:style-name="P128"/>
      <text:list text:style-name="LFO3" text:continue-numbering="true">
        <text:list-item>
          <text:p text:style-name="P129">Instrucciones específicas<text:s/></text:p>
        </text:list-item>
      </text:list>
      <text:p text:style-name="P130"/>
      <text:list text:style-name="LFO4" text:continue-numbering="true">
        <text:list-item>
          <text:p text:style-name="P131"><text:span text:style-name="T132">Se le agregará un cero a la derecha del número. Por ejemplo si tu número es 1999 se esc</text:span><text:span text:style-name="T133">ribirá como: 01999.</text:span></text:p>
        </text:list-item>
      </text:list>
      <text:p text:style-name="P134"/>
      <text:list text:style-name="LFO4" text:continue-numbering="true">
        <text:list-item>
          <text:p text:style-name="P135"><text:span text:style-name="T136">El visor solo puede incrementar hasta 9. Si el resultado del incremento da un número mayor a nueve, se repetirá el ciclo { 0,1,2,3,4,5,6,7,8,9}.</text:span></text:p>
        </text:list-item>
      </text:list>
      <text:p text:style-name="P137"/>
      <text:list text:style-name="LFO4" text:continue-numbering="true">
        <text:list-item>
          <text:p text:style-name="P138">Siempre que el resultado de un incremento sea cero, después de colocarlo en la celda<text:s/>inferior inmediata, el visor subirá una casilla y se moverá otra a la izquierda. Incrementará ese dígito y colocará el resultado en la casilla inferior inmediata.<text:s/></text:p>
        </text:list-item>
      </text:list>
      <text:p text:style-name="P139"/>
      <text:list text:style-name="LFO4" text:continue-numbering="true">
        <text:list-item>
          <text:p text:style-name="P140">Siempre que el resultado de un incremento no sea cero, después de colocarlo en la celda<text:s/>inferior inmediata, el visor subirá una casilla y se moverá otra a la izquierda. Copiará el dígito y lo pegará en la casilla inferior inmediata.<text:s/></text:p>
        </text:list-item>
      </text:list>
      <text:p text:style-name="P141"/>
      <text:list text:style-name="LFO4" text:continue-numbering="true">
        <text:list-item>
          <text:p text:style-name="P142">Cada vez que el visor identifique un asterisco, lo copiará y lo pegará en la casilla inferior inmediata.</text:p>
        </text:list-item>
      </text:list>
      <text:p text:style-name="P143"/>
      <text:list text:style-name="LFO3" text:continue-numbering="true">
        <text:list-item>
          <text:p text:style-name="P144">Pasos a seguir<text:s/></text:p>
        </text:list-item>
      </text:list>
      <text:p text:style-name="P145"/>
      <text:list text:style-name="LFO5" text:continue-numbering="true">
        <text:list-item>
          <text:p text:style-name="P146">Colocar asteriscos de derecha a izquierda.<text:s/></text:p>
        </text:list-item>
      </text:list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<text:span text:style-name="T158"><draw:connector draw:type="line" svg:x1="0.80722in" svg:y1="0.09463in" svg:x2="0.51555in" svg:y2="0.09463in" draw:z-index="251703296" draw:id="id1" draw:style-name="a3" draw:name="Conector recto de flecha 42" text:anchor-type="paragraph"><svg:title/><svg:desc/></draw:connector></text:span><text:span text:style-name="T159">*</text:span></text:p>
          </table:table-cell>
          <table:table-cell table:style-name="TableCell160">
            <text:p text:style-name="P161">*</text:p>
          </table:table-cell>
          <table:table-cell table:style-name="TableCell162">
            <text:p text:style-name="P163"><text:span text:style-name="T164"><draw:connector draw:type="line" svg:x1="0.05727in" svg:y1="0.09063in" svg:x2="-0.2344in" svg:y2="0.09063in" draw:z-index="251701248" draw:id="id2" draw:style-name="a5" draw:name="Conector recto de flecha 7" text:anchor-type="paragraph"><svg:title/><svg:desc/></draw:connector></text:span><text:span text:style-name="T165">*</text:span></text:p>
          </table:table-cell>
          <table:table-cell table:style-name="TableCell166">
            <text:p text:style-name="P167"><text:span text:style-name="T168"><draw:connector draw:type="line" svg:x1="0.0632in" svg:y1="0.09028in" svg:x2="-0.22847in" svg:y2="0.09028in" draw:z-index="251700224" draw:id="id3" draw:style-name="a7" draw:name="Conector recto de flecha 6" text:anchor-type="paragraph"><svg:title/><svg:desc/></draw:connector></text:span><text:span text:style-name="T169">*</text:span></text:p>
          </table:table-cell>
          <table:table-cell table:style-name="TableCell170">
            <text:p text:style-name="P171"><text:span text:style-name="T172"><draw:connector draw:type="line" svg:x1="0.03739in" svg:y1="0.09038in" svg:x2="-0.25497in" svg:y2="0.09038in" draw:z-index="251699200" draw:id="id4" draw:style-name="a9" draw:name="Conector recto de flecha 5" text:anchor-type="paragraph"><svg:title/><svg:desc/></draw:connector></text:span><text:span text:style-name="T173">*</text:span></text:p>
          </table:table-cell>
          <table:table-cell table:style-name="TableCell174">
            <text:p text:style-name="P175"><text:span text:style-name="T176"><draw:connector draw:type="line" svg:x1="0.06598in" svg:y1="0.09462in" svg:x2="-0.22569in" svg:y2="0.09462in" draw:z-index="251698176" draw:id="id5" draw:style-name="a11" draw:name="Conector recto de flecha 4" text:anchor-type="paragraph"><svg:title/><svg:desc/></draw:connector></text:span><text:span text:style-name="T177">*</text:span></text:p>
          </table:table-cell>
        </table:table-row>
      </table:table>
      <text:p text:style-name="P178"/>
      <text:list text:style-name="LFO5" text:continue-numbering="true">
        <text:list-item>
          <text:p text:style-name="P179"><text:span text:style-name="T180">Bajar un casilla colocar un</text:span><text:span text:style-name="T181"><text:s/>asterisco.<text:s/></text:span></text:p>
        </text:list-item>
      </text:list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<text:span text:style-name="T193"><draw:connector draw:type="line" svg:x1="0.36806in" svg:y1="0.15987in" svg:x2="0.21181in" svg:y2="0.15987in" draw:z-index="251705344" draw:id="id6" draw:style-name="a13" draw:transform="translate(-0.28993in -0.15987in) rotate(-4.71239) translate(0.28993in 0.15987in)" draw:name="Conector recto de flecha 15" text:anchor-type="paragraph"><svg:title/><svg:desc/></draw:connector></text:span><text:span text:style-name="T194">*</text:span></text:p>
          </table:table-cell>
          <table:table-cell table:style-name="TableCell195">
            <text:p text:style-name="P196">*</text:p>
          </table:table-cell>
          <table:table-cell table:style-name="TableCell197">
            <text:p text:style-name="P198">*</text:p>
          </table:table-cell>
          <table:table-cell table:style-name="TableCell199">
            <text:p text:style-name="P200">*</text:p>
          </table:table-cell>
          <table:table-cell table:style-name="TableCell201">
            <text:p text:style-name="P202">*</text:p>
          </table:table-cell>
          <table:table-cell table:style-name="TableCell203">
            <text:p text:style-name="P204">*</text:p>
          </table:table-cell>
        </table:table-row>
        <table:table-row table:style-name="TableRow205">
          <table:table-cell table:style-name="TableCell206">
            <text:p text:style-name="P207">*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P218"/>
      <text:list text:style-name="LFO5" text:continue-numbering="true">
        <text:list-item>
          <text:p text:style-name="P219"><text:span text:style-name="T220">Moverse una casilla a la derecha y colocar un dígito del número en una casilla. El orden va de izquierda a derecha. <text:s/>Repetir este paso hasta escribir cada dígito del número<text:s/></text:span></text:p>
        </text:list-item>
      </text:list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*</text:p>
          </table:table-cell>
          <table:table-cell table:style-name="TableCell232">
            <text:p text:style-name="P233">*</text:p>
          </table:table-cell>
          <table:table-cell table:style-name="TableCell234">
            <text:p text:style-name="P235">*</text:p>
          </table:table-cell>
          <table:table-cell table:style-name="TableCell236">
            <text:p text:style-name="P237">*</text:p>
          </table:table-cell>
          <table:table-cell table:style-name="TableCell238">
            <text:p text:style-name="P239">*</text:p>
          </table:table-cell>
          <table:table-cell table:style-name="TableCell240">
            <text:p text:style-name="P241">*</text:p>
          </table:table-cell>
        </table:table-row>
        <table:table-row table:style-name="TableRow242">
          <table:table-cell table:style-name="TableCell243">
            <text:p text:style-name="P244"><text:span text:style-name="T245"><draw:connector draw:type="line" svg:x1="0.59098in" svg:y1="0.09267in" svg:x2="0.88265in" svg:y2="0.09267in" draw:z-index="251713536" draw:id="id7" draw:style-name="a15" draw:name="Conector recto de flecha 43" text:anchor-type="paragraph"><svg:title/><svg:desc/></draw:connector></text:span><text:span text:style-name="T246">*</text:span></text:p>
          </table:table-cell>
          <table:table-cell table:style-name="TableCell247">
            <text:p text:style-name="P248"><text:span text:style-name="T249"><draw:connector draw:type="line" svg:x1="0.58851in" svg:y1="0.0916in" svg:x2="0.88018in" svg:y2="0.0916in" draw:z-index="251706368" draw:id="id8" draw:style-name="a17" draw:name="Conector recto de flecha 16" text:anchor-type="paragraph"><svg:title/><svg:desc/></draw:connector></text:span><text:span text:style-name="T250">0</text:span>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<text:span text:style-name="T255"><draw:connector draw:type="line" svg:x1="-0.2282in" svg:y1="0.0916in" svg:x2="0.06347in" svg:y2="0.0916in" draw:z-index="251707392" draw:id="id9" draw:style-name="a19" draw:name="Conector recto de flecha 17" text:anchor-type="paragraph"><svg:title/><svg:desc/></draw:connector></text:span><text:span text:style-name="T256">9</text:span></text:p>
          </table:table-cell>
          <table:table-cell table:style-name="TableCell257">
            <text:p text:style-name="P258"><text:span text:style-name="T259"><draw:connector draw:type="line" svg:x1="-0.21001in" svg:y1="0.0916in" svg:x2="0.08166in" svg:y2="0.0916in" draw:z-index="251708416" draw:id="id10" draw:style-name="a21" draw:name="Conector recto de flecha 18" text:anchor-type="paragraph"><svg:title/><svg:desc/></draw:connector></text:span><text:span text:style-name="T260">9</text:span></text:p>
          </table:table-cell>
          <table:table-cell table:style-name="TableCell261">
            <text:p text:style-name="P262"><text:span text:style-name="T263"><draw:connector draw:type="line" svg:x1="-0.22187in" svg:y1="0.0916in" svg:x2="0.0698in" svg:y2="0.0916in" draw:z-index="251709440" draw:id="id11" draw:style-name="a23" draw:name="Conector recto de flecha 19" text:anchor-type="paragraph"><svg:title/><svg:desc/></draw:connector></text:span><text:span text:style-name="T264">9</text:span></text:p>
          </table:table-cell>
        </table:table-row>
      </table:table>
      <text:p text:style-name="P265"/>
      <text:list text:style-name="LFO5" text:continue-numbering="true">
        <text:list-item>
          <text:p text:style-name="P266">Incrementar<text:s/>el dígito una vez y colocar el resultado en la casilla inferior inmediata.<text:s/></text:p>
        </text:list-item>
      </text:list>
      <text:p text:style-name="P267"/>
      <text:p text:style-name="P268"/>
      <text:p text:style-name="P269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*</text:p>
          </table:table-cell>
          <table:table-cell table:style-name="TableCell280">
            <text:p text:style-name="P281">*</text:p>
          </table:table-cell>
          <table:table-cell table:style-name="TableCell282">
            <text:p text:style-name="P283">*</text:p>
          </table:table-cell>
          <table:table-cell table:style-name="TableCell284">
            <text:p text:style-name="P285">*</text:p>
          </table:table-cell>
          <table:table-cell table:style-name="TableCell286">
            <text:p text:style-name="P287">*</text:p>
          </table:table-cell>
          <table:table-cell table:style-name="TableCell288">
            <text:p text:style-name="P289">*</text:p>
          </table:table-cell>
        </table:table-row>
        <table:table-row table:style-name="TableRow290">
          <table:table-cell table:style-name="TableCell291">
            <text:p text:style-name="P292">*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9</text:p>
          </table:table-cell>
          <table:table-cell table:style-name="TableCell299">
            <text:p text:style-name="P300">9</text:p>
          </table:table-cell>
          <table:table-cell table:style-name="TableCell301">
            <text:p text:style-name="P302">9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<text:span text:style-name="T316"><draw:connector draw:type="line" svg:x1="0.34838in" svg:y1="0.01772in" svg:x2="0.19143in" svg:y2="0.01772in" draw:z-index="251711488" draw:id="id12" draw:style-name="a25" draw:transform="translate(-0.26991in -0.01772in) rotate(-4.71239) translate(0.26991in 0.01772in)" draw:name="Conector recto de flecha 25" text:anchor-type="paragraph"><svg:title/><svg:desc/></draw:connector></text:span><text:span text:style-name="T317">0</text:span></text:p>
          </table:table-cell>
        </table:table-row>
      </table:table>
      <text:p text:style-name="P318"/>
      <text:p text:style-name="P319"/>
      <text:list text:style-name="LFO5" text:continue-numbering="true">
        <text:list-item>
          <text:p text:style-name="P320"><text:span text:style-name="T321">Comparar con cero.<text:s/></text:span><text:span text:style-name="T322">Si el resultado del incremento es cero entonces el visor subirá una casilla y se moverá otra a la izqui</text:span><text:span text:style-name="T323">erda.<text:s/></text:span><text:span text:style-name="T324">Repetir el paso 4.<text:s/></text:span></text:p>
        </text:list-item>
      </text:list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*</text:p>
          </table:table-cell>
          <table:table-cell table:style-name="TableCell336">
            <text:p text:style-name="P337">*</text:p>
          </table:table-cell>
          <table:table-cell table:style-name="TableCell338">
            <text:p text:style-name="P339">*</text:p>
          </table:table-cell>
          <table:table-cell table:style-name="TableCell340">
            <text:p text:style-name="P341">*</text:p>
          </table:table-cell>
          <table:table-cell table:style-name="TableCell342">
            <text:p text:style-name="P343">*</text:p>
          </table:table-cell>
          <table:table-cell table:style-name="TableCell344">
            <text:p text:style-name="P345">*</text:p>
          </table:table-cell>
        </table:table-row>
        <table:table-row table:style-name="TableRow346">
          <table:table-cell table:style-name="TableCell347">
            <text:p text:style-name="P348">*</text:p>
          </table:table-cell>
          <table:table-cell table:style-name="TableCell349">
            <text:p text:style-name="P350">0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9</text:p>
          </table:table-cell>
          <table:table-cell table:style-name="TableCell355">
            <text:p text:style-name="P356">9</text:p>
          </table:table-cell>
          <table:table-cell table:style-name="TableCell357">
            <text:p text:style-name="P358"><text:span text:style-name="T359"><draw:connector draw:type="line" svg:x1="0.0701in" svg:y1="0.07643in" svg:x2="-0.22157in" svg:y2="0.07643in" draw:z-index="251716608" draw:id="id13" draw:style-name="a27" draw:name="Conector recto de flecha 31" text:anchor-type="paragraph"><svg:title/><svg:desc/></draw:connector></text:span><text:span text:style-name="T360">9</text:span></text:p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><text:s/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<draw:connector draw:type="line" svg:x1="0.34167in" svg:y1="0.01853in" svg:x2="0.18472in" svg:y2="0.01853in" draw:z-index="251717632" draw:id="id14" draw:style-name="a29" draw:transform="translate(-0.2632in -0.01853in) rotate(-4.71239) translate(0.2632in 0.01853in)" draw:name="Conector recto de flecha 32" text:anchor-type="paragraph"><svg:title/><svg:desc/></draw:connector></text:span><text:span text:style-name="T373">0</text:span></text:p>
          </table:table-cell>
          <table:table-cell table:style-name="TableCell374">
            <text:p text:style-name="P375"><text:span text:style-name="T376"><draw:connector draw:type="line" svg:x1="0.34838in" svg:y1="0.0177in" svg:x2="0.19143in" svg:y2="0.0177in" draw:z-index="251715584" draw:id="id15" draw:style-name="a31" draw:transform="translate(-0.26991in -0.0177in) rotate(-4.71239) translate(0.26991in 0.0177in)" draw:name="Conector recto de flecha 30" text:anchor-type="paragraph"><svg:title/><svg:desc/></draw:connector></text:span><text:span text:style-name="T377">0</text:span></text:p>
          </table:table-cell>
        </table:table-row>
      </table:table>
      <text:p text:style-name="P378"/>
      <text:list text:style-name="LFO5" text:continue-numbering="true">
        <text:list-item>
          <text:p text:style-name="P379">Repetir el paso 5<text:s/>hasta que el visor deje de identificar un cero en el resultado del incremento.<text:s/></text:p>
        </text:list-item>
      </text:list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P389">*</text:p>
          </table:table-cell>
          <table:table-cell table:style-name="TableCell390">
            <text:p text:style-name="P391">*</text:p>
          </table:table-cell>
          <table:table-cell table:style-name="TableCell392">
            <text:p text:style-name="P393">*</text:p>
          </table:table-cell>
          <table:table-cell table:style-name="TableCell394">
            <text:p text:style-name="P395">*</text:p>
          </table:table-cell>
          <table:table-cell table:style-name="TableCell396">
            <text:p text:style-name="P397">*</text:p>
          </table:table-cell>
          <table:table-cell table:style-name="TableCell398">
            <text:p text:style-name="P399">*</text:p>
          </table:table-cell>
        </table:table-row>
        <table:table-row table:style-name="TableRow400">
          <table:table-cell table:style-name="TableCell401">
            <text:p text:style-name="P402">*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1</text:p>
          </table:table-cell>
          <table:table-cell table:style-name="TableCell407">
            <text:p text:style-name="P408"><text:span text:style-name="T409"><draw:connector draw:type="line" svg:x1="0.3882in" svg:y1="0.20788in" svg:x2="0.23125in" svg:y2="0.20788in" draw:z-index="251723776" draw:id="id16" draw:style-name="a33" draw:transform="translate(-0.30972in -0.20788in) rotate(-4.71239) translate(0.30972in 0.20788in)" draw:name="Conector recto de flecha 41" text:anchor-type="paragraph"><svg:title/><svg:desc/></draw:connector></text:span><text:span text:style-name="T410"><draw:connector draw:type="line" svg:x1="0.80707in" svg:y1="0.08426in" svg:x2="0.5154in" svg:y2="0.08426in" draw:z-index="251720704" draw:id="id17" draw:style-name="a35" draw:name="Conector recto de flecha 33" text:anchor-type="paragraph"><svg:title/><svg:desc/></draw:connector></text:span><text:span text:style-name="T411">9</text:span></text:p>
          </table:table-cell>
          <table:table-cell table:style-name="TableCell412">
            <text:p text:style-name="P413"><text:span text:style-name="T414"><draw:connector draw:type="line" svg:x1="0.36103in" svg:y1="0.16523in" svg:x2="0.20408in" svg:y2="0.16523in" draw:z-index="251719680" draw:id="id18" draw:style-name="a37" draw:transform="translate(-0.28256in -0.16523in) rotate(-4.71239) translate(0.28256in 0.16523in)" draw:name="Conector recto de flecha 35" text:anchor-type="paragraph"><svg:title/><svg:desc/></draw:connector></text:span><text:span text:style-name="T415">9</text:span></text:p>
          </table:table-cell>
          <table:table-cell table:style-name="TableCell416">
            <text:p text:style-name="P417">9</text:p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><text:s/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><text:span text:style-name="T427">0</text:span></text:p>
          </table:table-cell>
          <table:table-cell table:style-name="TableCell428">
            <text:p text:style-name="P429">0</text:p>
          </table:table-cell>
          <table:table-cell table:style-name="TableCell430">
            <text:p text:style-name="P431">0</text:p>
          </table:table-cell>
        </table:table-row>
      </table:table>
      <text:p text:style-name="P432"/>
      <text:p text:style-name="P433"/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*</text:p>
          </table:table-cell>
          <table:table-cell table:style-name="TableCell444">
            <text:p text:style-name="P445">*</text:p>
          </table:table-cell>
          <table:table-cell table:style-name="TableCell446">
            <text:p text:style-name="P447">*</text:p>
          </table:table-cell>
          <table:table-cell table:style-name="TableCell448">
            <text:p text:style-name="P449">*</text:p>
          </table:table-cell>
          <table:table-cell table:style-name="TableCell450">
            <text:p text:style-name="P451">*</text:p>
          </table:table-cell>
          <table:table-cell table:style-name="TableCell452">
            <text:p text:style-name="P453">*</text:p>
          </table:table-cell>
        </table:table-row>
        <table:table-row table:style-name="TableRow454">
          <table:table-cell table:style-name="TableCell455">
            <text:p text:style-name="P456">*</text:p>
          </table:table-cell>
          <table:table-cell table:style-name="TableCell457">
            <text:p text:style-name="P458">0</text:p>
          </table:table-cell>
          <table:table-cell table:style-name="TableCell459">
            <text:p text:style-name="P460"><text:span text:style-name="T461"><draw:connector draw:type="line" svg:x1="0.87778in" svg:y1="0.07639in" svg:x2="0.58611in" svg:y2="0.07639in" draw:z-index="251724800" draw:id="id19" draw:style-name="a39" draw:name="Conector recto de flecha 39" text:anchor-type="paragraph"><svg:title/><svg:desc/></draw:connector></text:span><text:span text:style-name="T462">1</text:span></text:p>
          </table:table-cell>
          <table:table-cell table:style-name="TableCell463">
            <text:p text:style-name="P464"><text:span text:style-name="T465"><draw:connector draw:type="line" svg:x1="0.39196in" svg:y1="0.18284in" svg:x2="0.23502in" svg:y2="0.18284in" draw:z-index="251721728" draw:id="id20" draw:style-name="a41" draw:transform="translate(-0.31349in -0.18284in) rotate(-1.5708) translate(0.31349in 0.18284in)" draw:name="Conector recto de flecha 34" text:anchor-type="paragraph"><svg:title/><svg:desc/></draw:connector></text:span><text:span text:style-name="T466">9</text:span></text:p>
          </table:table-cell>
          <table:table-cell table:style-name="TableCell467">
            <text:p text:style-name="P468">9</text:p>
          </table:table-cell>
          <table:table-cell table:style-name="TableCell469">
            <text:p text:style-name="P470">9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><text:s/></text:p>
          </table:table-cell>
          <table:table-cell table:style-name="TableCell476">
            <text:p text:style-name="P477"><text:span text:style-name="T478"><draw:connector draw:type="line" svg:x1="0.23215in" svg:y1="0.02225in" svg:x2="0.3884in" svg:y2="0.02225in" draw:z-index="251725824" draw:id="id21" draw:style-name="a43" draw:transform="translate(-0.31027in -0.02225in) rotate(-1.5708) translate(0.31027in 0.02225in)" draw:name="Conector recto de flecha 40" text:anchor-type="paragraph"><svg:title/><svg:desc/></draw:connector></text:span><text:span text:style-name="T479">2</text:span></text:p>
          </table:table-cell>
          <table:table-cell table:style-name="TableCell480">
            <text:p text:style-name="P481"><text:span text:style-name="T482">0</text:span></text:p>
          </table:table-cell>
          <table:table-cell table:style-name="TableCell483">
            <text:p text:style-name="P484">0</text:p>
          </table:table-cell>
          <table:table-cell table:style-name="TableCell485">
            <text:p text:style-name="P486">0</text:p>
          </table:table-cell>
        </table:table-row>
      </table:table>
      <text:p text:style-name="P487"/>
      <text:list text:style-name="LFO5" text:continue-numbering="true">
        <text:list-item>
          <text:p text:style-name="P488">Comparar con cero y si el visor ya no<text:s/><text:s/>lo<text:s/>identifica<text:s/>el resultado del incremento entonces subirá una casilla y se moverá otra a la izquierda. Copiará el dígito y lo pegará en la casilla inferior inmediata.</text:p>
        </text:list-item>
      </text:list>
      <text:p text:style-name="P489"/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P499">*</text:p>
          </table:table-cell>
          <table:table-cell table:style-name="TableCell500">
            <text:p text:style-name="P501">*</text:p>
          </table:table-cell>
          <table:table-cell table:style-name="TableCell502">
            <text:p text:style-name="P503">*</text:p>
          </table:table-cell>
          <table:table-cell table:style-name="TableCell504">
            <text:p text:style-name="P505">*</text:p>
          </table:table-cell>
          <table:table-cell table:style-name="TableCell506">
            <text:p text:style-name="P507">*</text:p>
          </table:table-cell>
          <table:table-cell table:style-name="TableCell508">
            <text:p text:style-name="P509">*</text:p>
          </table:table-cell>
        </table:table-row>
        <table:table-row table:style-name="TableRow510">
          <table:table-cell table:style-name="TableCell511">
            <text:p text:style-name="P512">*</text:p>
          </table:table-cell>
          <table:table-cell table:style-name="TableCell513">
            <text:p text:style-name="P514"><text:span text:style-name="T515"><draw:connector draw:type="line" svg:x1="0.79914in" svg:y1="0.07639in" svg:x2="0.50747in" svg:y2="0.07639in" draw:z-index="251728896" draw:id="id22" draw:style-name="a45" draw:name="Conector recto de flecha 49" text:anchor-type="paragraph"><svg:title/><svg:desc/></draw:connector></text:span><text:span text:style-name="T516">0</text:span></text:p>
          </table:table-cell>
          <table:table-cell table:style-name="TableCell517">
            <text:p text:style-name="P518"><text:span text:style-name="T519"><draw:connector draw:type="line" svg:x1="0.3926in" svg:y1="0.18338in" svg:x2="0.23566in" svg:y2="0.18338in" draw:z-index="251727872" draw:id="id23" draw:style-name="a47" draw:transform="translate(-0.31413in -0.18338in) rotate(-1.5708) translate(0.31413in 0.18338in)" draw:name="Conector recto de flecha 51" text:anchor-type="paragraph"><svg:title/><svg:desc/></draw:connector></text:span><text:span text:style-name="T520">1</text:span></text:p>
          </table:table-cell>
          <table:table-cell table:style-name="TableCell521">
            <text:p text:style-name="P522">9</text:p>
          </table:table-cell>
          <table:table-cell table:style-name="TableCell523">
            <text:p text:style-name="P524">9</text:p>
          </table:table-cell>
          <table:table-cell table:style-name="TableCell525">
            <text:p text:style-name="P526">9</text:p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><text:span text:style-name="T532"><draw:connector draw:type="line" svg:x1="0.38042in" svg:y1="0.02222in" svg:x2="0.22417in" svg:y2="0.02222in" draw:z-index="251729920" draw:id="id24" draw:style-name="a49" draw:transform="translate(-0.3023in -0.02222in) rotate(-4.71239) translate(0.3023in 0.02222in)" draw:name="Conector recto de flecha 50" text:anchor-type="paragraph"><svg:title/><svg:desc/></draw:connector></text:span><text:span text:style-name="T533">0<text:s/></text:span></text:p>
          </table:table-cell>
          <table:table-cell table:style-name="TableCell534">
            <text:p text:style-name="P535">2</text:p>
          </table:table-cell>
          <table:table-cell table:style-name="TableCell536">
            <text:p text:style-name="P537">0</text:p>
          </table:table-cell>
          <table:table-cell table:style-name="TableCell538">
            <text:p text:style-name="P539">0</text:p>
          </table:table-cell>
          <table:table-cell table:style-name="TableCell540">
            <text:p text:style-name="P541">0</text:p>
          </table:table-cell>
        </table:table-row>
      </table:table>
      <text:p text:style-name="P542"/>
      <text:p text:style-name="P543">Nota: El paso 6 y 7 se repetirán hasta encontrar un asterisco.<text:s/></text:p>
      <text:p text:style-name="P544"><text:s/></text:p>
      <text:list text:style-name="LFO5" text:continue-numbering="true">
        <text:list-item>
          <text:p text:style-name="P545">Si el visor identifica<text:s/>un<text:s/>asterisco,<text:s/>se copia<text:s/>y pega<text:s/>en la casilla inferior inmediata.<text:s/></text:p>
        </text:list-item>
      </text:list>
      <text:p text:style-name="P546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*</text:p>
          </table:table-cell>
          <table:table-cell table:style-name="TableCell557">
            <text:p text:style-name="P558">*</text:p>
          </table:table-cell>
          <table:table-cell table:style-name="TableCell559">
            <text:p text:style-name="P560">*</text:p>
          </table:table-cell>
          <table:table-cell table:style-name="TableCell561">
            <text:p text:style-name="P562">*</text:p>
          </table:table-cell>
          <table:table-cell table:style-name="TableCell563">
            <text:p text:style-name="P564">*</text:p>
          </table:table-cell>
          <table:table-cell table:style-name="TableCell565">
            <text:p text:style-name="P566">*</text:p>
          </table:table-cell>
        </table:table-row>
        <table:table-row table:style-name="TableRow567">
          <table:table-cell table:style-name="TableCell568">
            <text:p text:style-name="P569"><text:span text:style-name="T570"><draw:connector draw:type="line" svg:x1="0.38792in" svg:y1="0.15128in" svg:x2="0.23167in" svg:y2="0.15128in" draw:z-index="251731968" draw:id="id25" draw:style-name="a51" draw:transform="translate(-0.3098in -0.15128in) rotate(-4.71239) translate(0.3098in 0.15128in)" draw:name="Conector recto de flecha 56" text:anchor-type="paragraph"><svg:title/><svg:desc/></draw:connector></text:span><text:span text:style-name="T571"><draw:connector draw:type="line" svg:x1="0.8932in" svg:y1="0.07272in" svg:x2="0.60153in" svg:y2="0.07272in" draw:z-index="251732992" draw:id="id26" draw:style-name="a53" draw:name="Conector recto de flecha 55" text:anchor-type="paragraph"><svg:title/><svg:desc/></draw:connector></text:span><text:span text:style-name="T572">*</text:span></text:p>
          </table:table-cell>
          <table:table-cell table:style-name="TableCell573">
            <text:p text:style-name="P574"><text:span text:style-name="T575"><draw:connector draw:type="line" svg:x1="0.39415in" svg:y1="0.15587in" svg:x2="0.2379in" svg:y2="0.15587in" draw:z-index="251734016" draw:id="id27" draw:style-name="a55" draw:transform="translate(-0.31603in -0.15587in) rotate(-1.5708) translate(0.31603in 0.15587in)" draw:name="Conector recto de flecha 57" text:anchor-type="paragraph"><svg:title/><svg:desc/></draw:connector></text:span><text:span text:style-name="T576">0</text:span></text:p>
          </table:table-cell>
          <table:table-cell table:style-name="TableCell577">
            <text:p text:style-name="P578">1</text:p>
          </table:table-cell>
          <table:table-cell table:style-name="TableCell579">
            <text:p text:style-name="P580">9</text:p>
          </table:table-cell>
          <table:table-cell table:style-name="TableCell581">
            <text:p text:style-name="P582">9</text:p>
          </table:table-cell>
          <table:table-cell table:style-name="TableCell583">
            <text:p text:style-name="P584">9</text:p>
          </table:table-cell>
        </table:table-row>
        <table:table-row table:style-name="TableRow585">
          <table:table-cell table:style-name="TableCell586">
            <text:p text:style-name="P587">*</text:p>
          </table:table-cell>
          <table:table-cell table:style-name="TableCell588">
            <text:p text:style-name="P589">0<text:s/></text:p>
          </table:table-cell>
          <table:table-cell table:style-name="TableCell590">
            <text:p text:style-name="P591">2</text:p>
          </table:table-cell>
          <table:table-cell table:style-name="TableCell592">
            <text:p text:style-name="P593">0</text:p>
          </table:table-cell>
          <table:table-cell table:style-name="TableCell594">
            <text:p text:style-name="P595">0</text:p>
          </table:table-cell>
          <table:table-cell table:style-name="TableCell596">
            <text:p text:style-name="P597">0</text:p>
          </table:table-cell>
        </table:table-row>
      </table:table>
      <text:p text:style-name="P598"/>
      <text:p text:style-name="P599"/>
      <text:list text:style-name="LFO5" text:continue-numbering="true">
        <text:list-item>
          <text:p text:style-name="P600">El resultado serán los dígitos a la derecha del asterisco donde está posicionado el visor.</text:p>
        </text:list-item>
      </text:list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*</text:p>
          </table:table-cell>
          <table:table-cell table:style-name="TableCell612">
            <text:p text:style-name="P613">*</text:p>
          </table:table-cell>
          <table:table-cell table:style-name="TableCell614">
            <text:p text:style-name="P615">*</text:p>
          </table:table-cell>
          <table:table-cell table:style-name="TableCell616">
            <text:p text:style-name="P617">*</text:p>
          </table:table-cell>
          <table:table-cell table:style-name="TableCell618">
            <text:p text:style-name="P619">*</text:p>
          </table:table-cell>
          <table:table-cell table:style-name="TableCell620">
            <text:p text:style-name="P621">*</text:p>
          </table:table-cell>
        </table:table-row>
        <table:table-row table:style-name="TableRow622">
          <table:table-cell table:style-name="TableCell623">
            <text:p text:style-name="P624">*</text:p>
          </table:table-cell>
          <table:table-cell table:style-name="TableCell625">
            <text:p text:style-name="P626">0</text:p>
          </table:table-cell>
          <table:table-cell table:style-name="TableCell627">
            <text:p text:style-name="P628">1</text:p>
          </table:table-cell>
          <table:table-cell table:style-name="TableCell629">
            <text:p text:style-name="P630">9</text:p>
          </table:table-cell>
          <table:table-cell table:style-name="TableCell631">
            <text:p text:style-name="P632">9</text:p>
          </table:table-cell>
          <table:table-cell table:style-name="TableCell633">
            <text:p text:style-name="P634">9</text:p>
          </table:table-cell>
        </table:table-row>
        <table:table-row table:style-name="TableRow635">
          <table:table-cell table:style-name="TableCell636">
            <text:p text:style-name="P637">*</text:p>
          </table:table-cell>
          <table:table-cell table:style-name="TableCell638">
            <text:p text:style-name="P639">0<text:s/></text:p>
          </table:table-cell>
          <table:table-cell table:style-name="TableCell640">
            <text:p text:style-name="P641">2</text:p>
          </table:table-cell>
          <table:table-cell table:style-name="TableCell642">
            <text:p text:style-name="P643">0</text:p>
          </table:table-cell>
          <table:table-cell table:style-name="TableCell644">
            <text:p text:style-name="P645">0</text:p>
          </table:table-cell>
          <table:table-cell table:style-name="TableCell646">
            <text:p text:style-name="P647">0</text:p>
          </table:table-cell>
        </table:table-row>
      </table:table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>Ejemplo 2<text:s/></text:p>
      <text:p text:style-name="P657"/>
      <text:p text:style-name="P658">Incrementar una vez el número 4 599<text:s/></text:p>
      <text:p text:style-name="P659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60">Colocamos los asteriscos</text:p>
                    </text:list-item>
                  </text:list>
                </text:list-item>
              </text:list>
            </text:list-item>
          </text:list>
        </text:list-item>
      </text:list>
      <text:p text:style-name="P661"/>
      <table:table table:style-name="Table662">
        <table:table-columns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<text:span text:style-name="T672"><draw:connector draw:type="line" svg:x1="0.80722in" svg:y1="0.09463in" svg:x2="0.51555in" svg:y2="0.09463in" draw:z-index="251740160" draw:id="id28" draw:style-name="a57" draw:name="Conector recto de flecha 42" text:anchor-type="paragraph"><svg:title/><svg:desc/></draw:connector></text:span><text:span text:style-name="T673">*</text:span></text:p>
          </table:table-cell>
          <table:table-cell table:style-name="TableCell674">
            <text:p text:style-name="P675">*</text:p>
          </table:table-cell>
          <table:table-cell table:style-name="TableCell676">
            <text:p text:style-name="P677"><text:span text:style-name="T678"><draw:connector draw:type="line" svg:x1="0.05727in" svg:y1="0.09063in" svg:x2="-0.2344in" svg:y2="0.09063in" draw:z-index="251739136" draw:id="id29" draw:style-name="a59" draw:name="Conector recto de flecha 7" text:anchor-type="paragraph"><svg:title/><svg:desc/></draw:connector></text:span><text:span text:style-name="T679">*</text:span></text:p>
          </table:table-cell>
          <table:table-cell table:style-name="TableCell680">
            <text:p text:style-name="P681"><text:span text:style-name="T682"><draw:connector draw:type="line" svg:x1="0.0632in" svg:y1="0.09028in" svg:x2="-0.22847in" svg:y2="0.09028in" draw:z-index="251738112" draw:id="id30" draw:style-name="a61" draw:name="Conector recto de flecha 6" text:anchor-type="paragraph"><svg:title/><svg:desc/></draw:connector></text:span><text:span text:style-name="T683">*</text:span></text:p>
          </table:table-cell>
          <table:table-cell table:style-name="TableCell684">
            <text:p text:style-name="P685"><text:span text:style-name="T686"><draw:connector draw:type="line" svg:x1="0.03739in" svg:y1="0.09038in" svg:x2="-0.25497in" svg:y2="0.09038in" draw:z-index="251737088" draw:id="id31" draw:style-name="a63" draw:name="Conector recto de flecha 5" text:anchor-type="paragraph"><svg:title/><svg:desc/></draw:connector></text:span><text:span text:style-name="T687">*</text:span></text:p>
          </table:table-cell>
          <table:table-cell table:style-name="TableCell688">
            <text:p text:style-name="P689"><text:span text:style-name="T690"><draw:connector draw:type="line" svg:x1="0.06598in" svg:y1="0.09462in" svg:x2="-0.22569in" svg:y2="0.09462in" draw:z-index="251736064" draw:id="id32" draw:style-name="a65" draw:name="Conector recto de flecha 4" text:anchor-type="paragraph"><svg:title/><svg:desc/></draw:connector></text:span><text:span text:style-name="T691">*</text:span></text:p>
          </table:table-cell>
        </table:table-row>
      </table:table>
      <text:p text:style-name="P692"/>
      <text:p text:style-name="P693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94">Colocamos un asterisco en la casilla inferior inmediata<text:s/></text:p>
                    </text:list-item>
                  </text:list>
                </text:list-item>
              </text:list>
            </text:list-item>
          </text:list>
        </text:list-item>
      </text:list>
      <text:p text:style-name="P695"/>
      <table:table table:style-name="Table696">
        <table:table-columns>
          <table:table-column table:style-name="TableColumn697"/>
          <table:table-column table:style-name="TableColumn698"/>
          <table:table-column table:style-name="TableColumn699"/>
          <table:table-column table:style-name="TableColumn700"/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<text:span text:style-name="T706"><draw:connector draw:type="line" svg:x1="0.41066in" svg:y1="0.15938in" svg:x2="0.25441in" svg:y2="0.15938in" draw:z-index="251742208" draw:id="id33" draw:style-name="a67" draw:transform="translate(-0.33253in -0.15938in) rotate(-4.71239) translate(0.33253in 0.15938in)" draw:name="Conector recto de flecha 15" text:anchor-type="paragraph"><svg:title/><svg:desc/></draw:connector></text:span><text:span text:style-name="T707">*</text:span></text:p>
          </table:table-cell>
          <table:table-cell table:style-name="TableCell708">
            <text:p text:style-name="P709">*</text:p>
          </table:table-cell>
          <table:table-cell table:style-name="TableCell710">
            <text:p text:style-name="P711">*</text:p>
          </table:table-cell>
          <table:table-cell table:style-name="TableCell712">
            <text:p text:style-name="P713">*</text:p>
          </table:table-cell>
          <table:table-cell table:style-name="TableCell714">
            <text:p text:style-name="P715">*</text:p>
          </table:table-cell>
          <table:table-cell table:style-name="TableCell716">
            <text:p text:style-name="P717">*</text:p>
          </table:table-cell>
        </table:table-row>
        <table:table-row table:style-name="TableRow718">
          <table:table-cell table:style-name="TableCell719">
            <text:p text:style-name="P720">*</text:p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</table:table>
      <text:p text:style-name="P731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32">Acomodamos el número en las casillas<text:s/></text:p>
                    </text:list-item>
                  </text:list>
                </text:list-item>
              </text:list>
            </text:list-item>
          </text:list>
        </text:list-item>
      </text:list>
      <text:p text:style-name="P733"/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*</text:p>
          </table:table-cell>
          <table:table-cell table:style-name="TableCell744">
            <text:p text:style-name="P745">*</text:p>
          </table:table-cell>
          <table:table-cell table:style-name="TableCell746">
            <text:p text:style-name="P747">*</text:p>
          </table:table-cell>
          <table:table-cell table:style-name="TableCell748">
            <text:p text:style-name="P749">*</text:p>
          </table:table-cell>
          <table:table-cell table:style-name="TableCell750">
            <text:p text:style-name="P751">*</text:p>
          </table:table-cell>
          <table:table-cell table:style-name="TableCell752">
            <text:p text:style-name="P753">*</text:p>
          </table:table-cell>
        </table:table-row>
        <table:table-row table:style-name="TableRow754">
          <table:table-cell table:style-name="TableCell755">
            <text:p text:style-name="P756"><text:span text:style-name="T757"><draw:connector draw:type="line" svg:x1="0.59098in" svg:y1="0.09267in" svg:x2="0.88265in" svg:y2="0.09267in" draw:z-index="251748352" draw:id="id34" draw:style-name="a69" draw:name="Conector recto de flecha 43" text:anchor-type="paragraph"><svg:title/><svg:desc/></draw:connector></text:span><text:span text:style-name="T758">*</text:span></text:p>
          </table:table-cell>
          <table:table-cell table:style-name="TableCell759">
            <text:p text:style-name="P760"><text:span text:style-name="T761"><draw:connector draw:type="line" svg:x1="0.58851in" svg:y1="0.0916in" svg:x2="0.88018in" svg:y2="0.0916in" draw:z-index="251744256" draw:id="id35" draw:style-name="a71" draw:name="Conector recto de flecha 16" text:anchor-type="paragraph"><svg:title/><svg:desc/></draw:connector></text:span><text:span text:style-name="T762">0</text:span></text:p>
          </table:table-cell>
          <table:table-cell table:style-name="TableCell763">
            <text:p text:style-name="P764">4</text:p>
          </table:table-cell>
          <table:table-cell table:style-name="TableCell765">
            <text:p text:style-name="P766"><text:span text:style-name="T767"><draw:connector draw:type="line" svg:x1="-0.2282in" svg:y1="0.0916in" svg:x2="0.06347in" svg:y2="0.0916in" draw:z-index="251745280" draw:id="id36" draw:style-name="a73" draw:name="Conector recto de flecha 17" text:anchor-type="paragraph"><svg:title/><svg:desc/></draw:connector></text:span><text:span text:style-name="T768">5</text:span></text:p>
          </table:table-cell>
          <table:table-cell table:style-name="TableCell769">
            <text:p text:style-name="P770"><text:span text:style-name="T771"><draw:connector draw:type="line" svg:x1="-0.21001in" svg:y1="0.0916in" svg:x2="0.08166in" svg:y2="0.0916in" draw:z-index="251746304" draw:id="id37" draw:style-name="a75" draw:name="Conector recto de flecha 18" text:anchor-type="paragraph"><svg:title/><svg:desc/></draw:connector></text:span><text:span text:style-name="T772">9</text:span></text:p>
          </table:table-cell>
          <table:table-cell table:style-name="TableCell773">
            <text:p text:style-name="P774"><text:span text:style-name="T775"><draw:connector draw:type="line" svg:x1="-0.22187in" svg:y1="0.0916in" svg:x2="0.0698in" svg:y2="0.0916in" draw:z-index="251747328" draw:id="id38" draw:style-name="a77" draw:name="Conector recto de flecha 19" text:anchor-type="paragraph"><svg:title/><svg:desc/></draw:connector></text:span><text:span text:style-name="T776">9</text:span></text:p>
          </table:table-cell>
        </table:table-row>
      </table:table>
      <text:p text:style-name="P777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78">Incrementamos una vez y colocamos el resultado en la casilla inferior inmediata<text:s/></text:p>
                    </text:list-item>
                  </text:list>
                </text:list-item>
              </text:list>
            </text:list-item>
          </text:list>
        </text:list-item>
      </text:list>
      <text:p text:style-name="P779"/>
      <table:table table:style-name="Table780">
        <table:table-columns>
          <table:table-column table:style-name="TableColumn781"/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>*</text:p>
          </table:table-cell>
          <table:table-cell table:style-name="TableCell790">
            <text:p text:style-name="P791">*</text:p>
          </table:table-cell>
          <table:table-cell table:style-name="TableCell792">
            <text:p text:style-name="P793">*</text:p>
          </table:table-cell>
          <table:table-cell table:style-name="TableCell794">
            <text:p text:style-name="P795">*</text:p>
          </table:table-cell>
          <table:table-cell table:style-name="TableCell796">
            <text:p text:style-name="P797">*</text:p>
          </table:table-cell>
          <table:table-cell table:style-name="TableCell798">
            <text:p text:style-name="P799">*</text:p>
          </table:table-cell>
        </table:table-row>
        <table:table-row table:style-name="TableRow800">
          <table:table-cell table:style-name="TableCell801">
            <text:p text:style-name="P802"><text:span text:style-name="T803">*</text:span></text:p>
          </table:table-cell>
          <table:table-cell table:style-name="TableCell804">
            <text:p text:style-name="P805"><text:span text:style-name="T806">0</text:span></text:p>
          </table:table-cell>
          <table:table-cell table:style-name="TableCell807">
            <text:p text:style-name="P808">4</text:p>
          </table:table-cell>
          <table:table-cell table:style-name="TableCell809">
            <text:p text:style-name="P810"><text:span text:style-name="T811">5</text:span></text:p>
          </table:table-cell>
          <table:table-cell table:style-name="TableCell812">
            <text:p text:style-name="P813"><text:span text:style-name="T814">9</text:span></text:p>
          </table:table-cell>
          <table:table-cell table:style-name="TableCell815">
            <text:p text:style-name="P816"><text:span text:style-name="T817"><draw:connector draw:type="line" svg:x1="0.36561in" svg:y1="0.14942in" svg:x2="0.20936in" svg:y2="0.14942in" draw:z-index="251750400" draw:id="id39" draw:style-name="a79" draw:transform="translate(-0.28748in -0.14942in) rotate(-4.71239) translate(0.28748in 0.14942in)" draw:name="Conector recto de flecha 15" text:anchor-type="paragraph"><svg:title/><svg:desc/></draw:connector></text:span><text:span text:style-name="T818">9</text:span></text:p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>0</text:p>
          </table:table-cell>
        </table:table-row>
      </table:table>
      <text:p text:style-name="P832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33">Comparamos con cero y como si es cero el visor subirá una casilla arriba y se moverá otra a la izquierda. Y repetimos el paso 4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34"/>
      <table:table table:style-name="Table835">
        <table:table-columns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*</text:p>
          </table:table-cell>
          <table:table-cell table:style-name="TableCell845">
            <text:p text:style-name="P846">*</text:p>
          </table:table-cell>
          <table:table-cell table:style-name="TableCell847">
            <text:p text:style-name="P848">*</text:p>
          </table:table-cell>
          <table:table-cell table:style-name="TableCell849">
            <text:p text:style-name="P850">*</text:p>
          </table:table-cell>
          <table:table-cell table:style-name="TableCell851">
            <text:p text:style-name="P852">*</text:p>
          </table:table-cell>
          <table:table-cell table:style-name="TableCell853">
            <text:p text:style-name="P854">*</text:p>
          </table:table-cell>
        </table:table-row>
        <table:table-row table:style-name="TableRow855">
          <table:table-cell table:style-name="TableCell856">
            <text:p text:style-name="P857"><text:span text:style-name="T858">*</text:span></text:p>
          </table:table-cell>
          <table:table-cell table:style-name="TableCell859">
            <text:p text:style-name="P860"><text:span text:style-name="T861">0</text:span></text:p>
          </table:table-cell>
          <table:table-cell table:style-name="TableCell862">
            <text:p text:style-name="P863">4</text:p>
          </table:table-cell>
          <table:table-cell table:style-name="TableCell864">
            <text:p text:style-name="P865"><text:span text:style-name="T866">5</text:span></text:p>
          </table:table-cell>
          <table:table-cell table:style-name="TableCell867">
            <text:p text:style-name="P868"><text:span text:style-name="T869"><draw:connector draw:type="line" svg:x1="0.3564in" svg:y1="0.18613in" svg:x2="0.20015in" svg:y2="0.18613in" draw:z-index="251756544" draw:id="id40" draw:style-name="a81" draw:transform="translate(-0.27827in -0.18613in) rotate(-4.71239) translate(0.27827in 0.18613in)" draw:name="Conector recto de flecha 15" text:anchor-type="paragraph"><svg:title/><svg:desc/></draw:connector></text:span><text:span text:style-name="T870">9</text:span></text:p>
          </table:table-cell>
          <table:table-cell table:style-name="TableCell871">
            <text:p text:style-name="P872"><text:span text:style-name="T873"><draw:connector draw:type="line" svg:x1="0.06764in" svg:y1="0.06508in" svg:x2="-0.22403in" svg:y2="0.06508in" draw:z-index="251754496" draw:id="id41" draw:style-name="a83" draw:name="Conector recto de flecha 4" text:anchor-type="paragraph"><svg:title/><svg:desc/></draw:connector></text:span><text:span text:style-name="T874"><draw:connector draw:type="line" svg:x1="0.36561in" svg:y1="0.14942in" svg:x2="0.20936in" svg:y2="0.14942in" draw:z-index="251752448" draw:id="id42" draw:style-name="a85" draw:transform="translate(-0.28748in -0.14942in) rotate(-1.5708) translate(0.28748in 0.14942in)" draw:name="Conector recto de flecha 15" text:anchor-type="paragraph"><svg:title/><svg:desc/></draw:connector></text:span><text:span text:style-name="T875">9</text:span></text:p>
          </table:table-cell>
        </table:table-row>
        <table:table-row table:style-name="TableRow876"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>0</text:p>
          </table:table-cell>
          <table:table-cell table:style-name="TableCell887">
            <text:p text:style-name="P888">0</text:p>
          </table:table-cell>
        </table:table-row>
      </table:table>
      <text:p text:style-name="P889"><text:s text:c="21"/>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90">Repetimos el paso 5 y como identifica un cero entonces repetimos el paso 4<text:s/></text:p>
                    </text:list-item>
                  </text:list>
                </text:list-item>
              </text:list>
            </text:list-item>
          </text:list>
        </text:list-item>
      </text:list>
      <text:p text:style-name="P891"/>
      <table:table table:style-name="Table892">
        <table:table-columns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</table:table-columns>
        <table:table-row table:style-name="TableRow899">
          <table:table-cell table:style-name="TableCell900">
            <text:p text:style-name="P901">*</text:p>
          </table:table-cell>
          <table:table-cell table:style-name="TableCell902">
            <text:p text:style-name="P903">*</text:p>
          </table:table-cell>
          <table:table-cell table:style-name="TableCell904">
            <text:p text:style-name="P905">*</text:p>
          </table:table-cell>
          <table:table-cell table:style-name="TableCell906">
            <text:p text:style-name="P907">*</text:p>
          </table:table-cell>
          <table:table-cell table:style-name="TableCell908">
            <text:p text:style-name="P909">*</text:p>
          </table:table-cell>
          <table:table-cell table:style-name="TableCell910">
            <text:p text:style-name="P911">*</text:p>
          </table:table-cell>
        </table:table-row>
        <table:table-row table:style-name="TableRow912">
          <table:table-cell table:style-name="TableCell913">
            <text:p text:style-name="P914"><text:span text:style-name="T915">*</text:span></text:p>
          </table:table-cell>
          <table:table-cell table:style-name="TableCell916">
            <text:p text:style-name="P917"><text:span text:style-name="T918">0</text:span></text:p>
          </table:table-cell>
          <table:table-cell table:style-name="TableCell919">
            <text:p text:style-name="P920">4</text:p>
          </table:table-cell>
          <table:table-cell table:style-name="TableCell921">
            <text:p text:style-name="P922"><text:span text:style-name="T923"><draw:connector draw:type="line" svg:x1="0.93068in" svg:y1="0.07663in" svg:x2="0.63901in" svg:y2="0.07663in" draw:z-index="251759616" draw:id="id43" draw:style-name="a87" draw:name="Conector recto de flecha 4" text:anchor-type="paragraph"><svg:title/><svg:desc/></draw:connector></text:span><text:span text:style-name="T924"><draw:connector draw:type="line" svg:x1="0.39711in" svg:y1="0.19763in" svg:x2="0.24086in" svg:y2="0.19763in" draw:z-index="251760640" draw:id="id44" draw:style-name="a89" draw:transform="translate(-0.31898in -0.19763in) rotate(-4.71239) translate(0.31898in 0.19763in)" draw:name="Conector recto de flecha 15" text:anchor-type="paragraph"><svg:title/><svg:desc/></draw:connector></text:span><text:span text:style-name="T925">5</text:span></text:p>
          </table:table-cell>
          <table:table-cell table:style-name="TableCell926">
            <text:p text:style-name="P927"><text:span text:style-name="T928"><draw:connector draw:type="line" svg:x1="0.38032in" svg:y1="0.1548in" svg:x2="0.22407in" svg:y2="0.1548in" draw:z-index="251758592" draw:id="id45" draw:style-name="a91" draw:transform="translate(-0.3022in -0.1548in) rotate(-1.5708) translate(0.3022in 0.1548in)" draw:name="Conector recto de flecha 15" text:anchor-type="paragraph"><svg:title/><svg:desc/></draw:connector></text:span><text:span text:style-name="T929">9</text:span></text:p>
          </table:table-cell>
          <table:table-cell table:style-name="TableCell930">
            <text:p text:style-name="P931"><text:span text:style-name="T932">9</text:span></text:p>
          </table:table-cell>
        </table:table-row>
        <table:table-row table:style-name="TableRow933"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>6</text:p>
          </table:table-cell>
          <table:table-cell table:style-name="TableCell942">
            <text:p text:style-name="P943">0</text:p>
          </table:table-cell>
          <table:table-cell table:style-name="TableCell944">
            <text:p text:style-name="P945">0</text:p>
          </table:table-cell>
        </table:table-row>
      </table:table>
      <text:p text:style-name="P946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47">Repetimos el paso 5 pero como ya no identifica un cero entonces procedemos con el paso 7.</text:p>
                    </text:list-item>
                  </text:list>
                </text:list-item>
              </text:list>
            </text:list-item>
          </text:list>
        </text:list-item>
      </text:list>
      <text:p text:style-name="P948"/>
      <table:table table:style-name="Table949">
        <table:table-columns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</table:table-columns>
        <table:table-row table:style-name="TableRow956">
          <table:table-cell table:style-name="TableCell957">
            <text:p text:style-name="P958">*</text:p>
          </table:table-cell>
          <table:table-cell table:style-name="TableCell959">
            <text:p text:style-name="P960">*</text:p>
          </table:table-cell>
          <table:table-cell table:style-name="TableCell961">
            <text:p text:style-name="P962">*</text:p>
          </table:table-cell>
          <table:table-cell table:style-name="TableCell963">
            <text:p text:style-name="P964">*</text:p>
          </table:table-cell>
          <table:table-cell table:style-name="TableCell965">
            <text:p text:style-name="P966">*</text:p>
          </table:table-cell>
          <table:table-cell table:style-name="TableCell967">
            <text:p text:style-name="P968">*</text:p>
          </table:table-cell>
        </table:table-row>
        <table:table-row table:style-name="TableRow969">
          <table:table-cell table:style-name="TableCell970">
            <text:p text:style-name="P971"><text:span text:style-name="T972">*</text:span></text:p>
          </table:table-cell>
          <table:table-cell table:style-name="TableCell973">
            <text:p text:style-name="P974"><text:span text:style-name="T975">0</text:span></text:p>
          </table:table-cell>
          <table:table-cell table:style-name="TableCell976">
            <text:p text:style-name="P977">4</text:p>
          </table:table-cell>
          <table:table-cell table:style-name="TableCell978">
            <text:p text:style-name="P979"><text:span text:style-name="T980"><draw:connector draw:type="line" svg:x1="0.39905in" svg:y1="0.19121in" svg:x2="0.2428in" svg:y2="0.19121in" draw:z-index="251762688" draw:id="id46" draw:style-name="a93" draw:transform="translate(-0.32092in -0.19121in) rotate(-1.5708) translate(0.32092in 0.19121in)" draw:name="Conector recto de flecha 15" text:anchor-type="paragraph"><svg:title/><svg:desc/></draw:connector></text:span><text:span text:style-name="T981"><draw:connector draw:type="line" svg:x1="0.05922in" svg:y1="0.06458in" svg:x2="-0.23244in" svg:y2="0.06458in" draw:z-index="251763712" draw:id="id47" draw:style-name="a95" draw:name="Conector recto de flecha 4" text:anchor-type="paragraph"><svg:title/><svg:desc/></draw:connector></text:span><text:span text:style-name="T982">5</text:span></text:p>
          </table:table-cell>
          <table:table-cell table:style-name="TableCell983">
            <text:p text:style-name="P984"><text:span text:style-name="T985">9</text:span></text:p>
          </table:table-cell>
          <table:table-cell table:style-name="TableCell986">
            <text:p text:style-name="P987"><text:span text:style-name="T988">9</text:span></text:p>
          </table:table-cell>
        </table:table-row>
        <table:table-row table:style-name="TableRow989"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><text:span text:style-name="T996"><draw:connector draw:type="line" svg:x1="0.3823in" svg:y1="-0.00866in" svg:x2="0.22605in" svg:y2="-0.00866in" draw:z-index="251764736" draw:id="id48" draw:style-name="a97" draw:transform="translate(-0.30418in 0.00866in) rotate(-4.71239) translate(0.30418in -0.00866in)" draw:name="Conector recto de flecha 15" text:anchor-type="paragraph"><svg:title/><svg:desc/></draw:connector></text:span><text:span text:style-name="T997">4</text:span></text:p>
          </table:table-cell>
          <table:table-cell table:style-name="TableCell998">
            <text:p text:style-name="P999">6</text:p>
          </table:table-cell>
          <table:table-cell table:style-name="TableCell1000">
            <text:p text:style-name="P1001">0</text:p>
          </table:table-cell>
          <table:table-cell table:style-name="TableCell1002">
            <text:p text:style-name="P1003">0</text:p>
          </table:table-cell>
        </table:table-row>
      </table:table>
      <text:p text:style-name="P1004"/>
      <text:p text:style-name="P1005"/>
      <table:table table:style-name="Table1006">
        <table:table-columns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>
            <text:p text:style-name="P1015">*</text:p>
          </table:table-cell>
          <table:table-cell table:style-name="TableCell1016">
            <text:p text:style-name="P1017">*</text:p>
          </table:table-cell>
          <table:table-cell table:style-name="TableCell1018">
            <text:p text:style-name="P1019">*</text:p>
          </table:table-cell>
          <table:table-cell table:style-name="TableCell1020">
            <text:p text:style-name="P1021">*</text:p>
          </table:table-cell>
          <table:table-cell table:style-name="TableCell1022">
            <text:p text:style-name="P1023">*</text:p>
          </table:table-cell>
          <table:table-cell table:style-name="TableCell1024">
            <text:p text:style-name="P1025">*</text:p>
          </table:table-cell>
        </table:table-row>
        <table:table-row table:style-name="TableRow1026">
          <table:table-cell table:style-name="TableCell1027">
            <text:p text:style-name="P1028"><text:span text:style-name="T1029">*</text:span></text:p>
          </table:table-cell>
          <table:table-cell table:style-name="TableCell1030">
            <text:p text:style-name="P1031"><text:span text:style-name="T1032">0</text:span></text:p>
          </table:table-cell>
          <table:table-cell table:style-name="TableCell1033">
            <text:p text:style-name="P1034"><text:span text:style-name="T1035"><draw:connector draw:type="line" svg:x1="0.38364in" svg:y1="0.19062in" svg:x2="0.22739in" svg:y2="0.19062in" draw:z-index="251766784" draw:id="id49" draw:style-name="a99" draw:transform="translate(-0.30552in -0.19062in) rotate(-1.5708) translate(0.30552in 0.19062in)" draw:name="Conector recto de flecha 15" text:anchor-type="paragraph"><svg:title/><svg:desc/></draw:connector></text:span><text:span text:style-name="T1036"><draw:connector draw:type="line" svg:x1="0.0937in" svg:y1="0.06458in" svg:x2="-0.19797in" svg:y2="0.06458in" draw:z-index="251767808" draw:id="id50" draw:style-name="a101" draw:name="Conector recto de flecha 4" text:anchor-type="paragraph"><svg:title/><svg:desc/></draw:connector></text:span><text:span text:style-name="T1037">4</text:span></text:p>
          </table:table-cell>
          <table:table-cell table:style-name="TableCell1038">
            <text:p text:style-name="P1039"><text:span text:style-name="T1040">5</text:span></text:p>
          </table:table-cell>
          <table:table-cell table:style-name="TableCell1041">
            <text:p text:style-name="P1042"><text:span text:style-name="T1043">9</text:span></text:p>
          </table:table-cell>
          <table:table-cell table:style-name="TableCell1044">
            <text:p text:style-name="P1045"><text:span text:style-name="T1046">9</text:span></text:p>
          </table:table-cell>
        </table:table-row>
        <table:table-row table:style-name="TableRow1047">
          <table:table-cell table:style-name="TableCell1048">
            <text:p text:style-name="P1049"/>
          </table:table-cell>
          <table:table-cell table:style-name="TableCell1050">
            <text:p text:style-name="P1051"><text:span text:style-name="T1052"><draw:connector draw:type="line" svg:x1="0.40219in" svg:y1="-0.00868in" svg:x2="0.24594in" svg:y2="-0.00868in" draw:z-index="251768832" draw:id="id51" draw:style-name="a103" draw:transform="translate(-0.32406in 0.00868in) rotate(-4.71239) translate(0.32406in -0.00868in)" draw:name="Conector recto de flecha 15" text:anchor-type="paragraph"><svg:title/><svg:desc/></draw:connector></text:span><text:span text:style-name="T1053">0</text:span></text:p>
          </table:table-cell>
          <table:table-cell table:style-name="TableCell1054">
            <text:p text:style-name="P1055">4</text:p>
          </table:table-cell>
          <table:table-cell table:style-name="TableCell1056">
            <text:p text:style-name="P1057">6</text:p>
          </table:table-cell>
          <table:table-cell table:style-name="TableCell1058">
            <text:p text:style-name="P1059">0</text:p>
          </table:table-cell>
          <table:table-cell table:style-name="TableCell1060">
            <text:p text:style-name="P1061">0</text:p>
          </table:table-cell>
        </table:table-row>
      </table:table>
      <text:p text:style-name="P1062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63">Ya que comparamos con cero y vuelve a identificarlo entonces<text:s/>movemos el visor una casilla arriba y otra a la derecha y<text:s/>procederíamos con el paso 4<text:s/>pero como<text:s/>el visor reconoce un<text:s/><text:soft-page-break/>asterisco solo lo copia y lo pega en la casilla inferior inmediata.</text:p>
                    </text:list-item>
                  </text:list>
                </text:list-item>
              </text:list>
            </text:list-item>
          </text:list>
        </text:list-item>
      </text:list>
      <text:p text:style-name="P1064"/>
      <table:table table:style-name="Table1065">
        <table:table-columns>
          <table:table-column table:style-name="TableColumn1066"/>
          <table:table-column table:style-name="TableColumn1067"/>
          <table:table-column table:style-name="TableColumn1068"/>
          <table:table-column table:style-name="TableColumn1069"/>
          <table:table-column table:style-name="TableColumn1070"/>
          <table:table-column table:style-name="TableColumn1071"/>
        </table:table-columns>
        <table:table-row table:style-name="TableRow1072">
          <table:table-cell table:style-name="TableCell1073">
            <text:p text:style-name="P1074">*</text:p>
          </table:table-cell>
          <table:table-cell table:style-name="TableCell1075">
            <text:p text:style-name="P1076">*</text:p>
          </table:table-cell>
          <table:table-cell table:style-name="TableCell1077">
            <text:p text:style-name="P1078">*</text:p>
          </table:table-cell>
          <table:table-cell table:style-name="TableCell1079">
            <text:p text:style-name="P1080">*</text:p>
          </table:table-cell>
          <table:table-cell table:style-name="TableCell1081">
            <text:p text:style-name="P1082">*</text:p>
          </table:table-cell>
          <table:table-cell table:style-name="TableCell1083">
            <text:p text:style-name="P1084">*</text:p>
          </table:table-cell>
        </table:table-row>
        <table:table-row table:style-name="TableRow1085">
          <table:table-cell table:style-name="TableCell1086">
            <text:p text:style-name="P1087"><text:span text:style-name="T1088">*</text:span></text:p>
          </table:table-cell>
          <table:table-cell table:style-name="TableCell1089">
            <text:p text:style-name="P1090"><text:span text:style-name="T1091">0</text:span></text:p>
          </table:table-cell>
          <table:table-cell table:style-name="TableCell1092">
            <text:p text:style-name="P1093">4</text:p>
          </table:table-cell>
          <table:table-cell table:style-name="TableCell1094">
            <text:p text:style-name="P1095"><text:span text:style-name="T1096">5</text:span></text:p>
          </table:table-cell>
          <table:table-cell table:style-name="TableCell1097">
            <text:p text:style-name="P1098"><text:span text:style-name="T1099">9</text:span></text:p>
          </table:table-cell>
          <table:table-cell table:style-name="TableCell1100">
            <text:p text:style-name="P1101"><text:span text:style-name="T1102">9</text:span></text:p>
          </table:table-cell>
        </table:table-row>
        <table:table-row table:style-name="TableRow1103">
          <table:table-cell table:style-name="TableCell1104">
            <text:p text:style-name="P1105">*</text:p>
          </table:table-cell>
          <table:table-cell table:style-name="TableCell1106">
            <text:p text:style-name="P1107">0</text:p>
          </table:table-cell>
          <table:table-cell table:style-name="TableCell1108">
            <text:p text:style-name="P1109">4</text:p>
          </table:table-cell>
          <table:table-cell table:style-name="TableCell1110">
            <text:p text:style-name="P1111">6</text:p>
          </table:table-cell>
          <table:table-cell table:style-name="TableCell1112">
            <text:p text:style-name="P1113">0</text:p>
          </table:table-cell>
          <table:table-cell table:style-name="TableCell1114">
            <text:p text:style-name="P1115">0</text:p>
          </table:table-cell>
        </table:table-row>
      </table:table>
      <text:p text:style-name="P1116"/>
      <text:p text:style-name="P1117"/>
      <text:p text:style-name="P1118">9.<text:s text:c="2"/>El resultado serán los dígitos a la derecha del asterisco donde está posicionado el visor.</text:p>
      <text:p text:style-name="P1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normal" style:font-weight-asian="normal"/>
    </style:style>
    <style:style style:name="WW_CharLFO6LVL1" style:family="text">
      <style:text-properties fo:font-weight="normal" style:font-weight-asian="normal"/>
    </style:style>
    <style:style style:name="WW_CharLFO7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  <draw:marker draw:name="a80" svg:viewBox="0 0 20 30" svg:d="m10 0-10 30h20z"/>
    <draw:marker draw:name="a38" svg:viewBox="0 0 20 30" svg:d="m10 0-10 30h20z"/>
    <draw:marker draw:name="a2" svg:viewBox="0 0 20 30" svg:d="m10 0-10 30h20z"/>
    <draw:marker draw:name="a82" svg:viewBox="0 0 20 30" svg:d="m10 0-10 30h20z"/>
    <draw:marker draw:name="a4" svg:viewBox="0 0 20 30" svg:d="m10 0-10 30h20z"/>
    <draw:marker draw:name="a84" svg:viewBox="0 0 20 30" svg:d="m10 0-10 30h20z"/>
    <draw:marker draw:name="a6" svg:viewBox="0 0 20 30" svg:d="m10 0-10 30h20z"/>
    <draw:marker draw:name="a86" svg:viewBox="0 0 20 30" svg:d="m10 0-10 30h20z"/>
    <draw:marker draw:name="a10" svg:viewBox="0 0 20 30" svg:d="m10 0-10 30h20z"/>
    <draw:marker draw:name="a88" svg:viewBox="0 0 20 30" svg:d="m10 0-10 30h20z"/>
    <draw:marker draw:name="a12" svg:viewBox="0 0 20 30" svg:d="m10 0-10 30h20z"/>
    <draw:marker draw:name="a8" svg:viewBox="0 0 20 30" svg:d="m10 0-10 30h20z"/>
    <draw:marker draw:name="a14" svg:viewBox="0 0 20 30" svg:d="m10 0-10 30h20z"/>
    <draw:marker draw:name="a16" svg:viewBox="0 0 20 30" svg:d="m10 0-10 30h20z"/>
    <draw:marker draw:name="a100" svg:viewBox="0 0 20 30" svg:d="m10 0-10 30h20z"/>
    <draw:marker draw:name="a60" svg:viewBox="0 0 20 30" svg:d="m10 0-10 30h20z"/>
    <draw:marker draw:name="a18" svg:viewBox="0 0 20 30" svg:d="m10 0-10 30h20z"/>
    <draw:marker draw:name="a62" svg:viewBox="0 0 20 30" svg:d="m10 0-10 30h20z"/>
    <draw:marker draw:name="a102" svg:viewBox="0 0 20 30" svg:d="m10 0-10 30h20z"/>
    <draw:marker draw:name="a64" svg:viewBox="0 0 20 30" svg:d="m10 0-10 30h20z"/>
    <draw:marker draw:name="a66" svg:viewBox="0 0 20 30" svg:d="m10 0-10 30h20z"/>
    <draw:marker draw:name="a68" svg:viewBox="0 0 20 30" svg:d="m10 0-10 30h20z"/>
    <draw:marker draw:name="a40" svg:viewBox="0 0 20 30" svg:d="m10 0-10 30h20z"/>
    <draw:marker draw:name="a42" svg:viewBox="0 0 20 30" svg:d="m10 0-10 30h20z"/>
    <draw:marker draw:name="a44" svg:viewBox="0 0 20 30" svg:d="m10 0-10 30h20z"/>
    <draw:marker draw:name="a46" svg:viewBox="0 0 20 30" svg:d="m10 0-10 30h20z"/>
    <draw:marker draw:name="a90" svg:viewBox="0 0 20 30" svg:d="m10 0-10 30h20z"/>
    <draw:marker draw:name="a48" svg:viewBox="0 0 20 30" svg:d="m10 0-10 30h20z"/>
    <draw:marker draw:name="a92" svg:viewBox="0 0 20 30" svg:d="m10 0-10 30h20z"/>
    <draw:marker draw:name="a94" svg:viewBox="0 0 20 30" svg:d="m10 0-10 30h20z"/>
    <draw:marker draw:name="a20" svg:viewBox="0 0 20 30" svg:d="m10 0-10 30h20z"/>
    <draw:marker draw:name="a96" svg:viewBox="0 0 20 30" svg:d="m10 0-10 30h20z"/>
    <draw:marker draw:name="a22" svg:viewBox="0 0 20 30" svg:d="m10 0-10 30h20z"/>
    <draw:marker draw:name="a98" svg:viewBox="0 0 20 30" svg:d="m10 0-10 30h20z"/>
    <draw:marker draw:name="a24" svg:viewBox="0 0 20 30" svg:d="m10 0-10 30h20z"/>
    <draw:marker draw:name="a26" svg:viewBox="0 0 20 30" svg:d="m10 0-10 30h20z"/>
    <draw:marker draw:name="a70" svg:viewBox="0 0 20 30" svg:d="m10 0-10 30h20z"/>
    <draw:marker draw:name="a28" svg:viewBox="0 0 20 30" svg:d="m10 0-10 30h20z"/>
    <draw:marker draw:name="a72" svg:viewBox="0 0 20 30" svg:d="m10 0-10 30h20z"/>
    <draw:marker draw:name="a74" svg:viewBox="0 0 20 30" svg:d="m10 0-10 30h20z"/>
    <draw:marker draw:name="a76" svg:viewBox="0 0 20 30" svg:d="m10 0-10 30h20z"/>
    <draw:marker draw:name="a78" svg:viewBox="0 0 20 30" svg:d="m10 0-10 30h20z"/>
    <draw:marker draw:name="a50" svg:viewBox="0 0 20 30" svg:d="m10 0-10 30h20z"/>
    <draw:marker draw:name="a52" svg:viewBox="0 0 20 30" svg:d="m10 0-10 30h20z"/>
    <draw:marker draw:name="a54" svg:viewBox="0 0 20 30" svg:d="m10 0-10 30h20z"/>
    <draw:marker draw:name="a56" svg:viewBox="0 0 20 30" svg:d="m10 0-10 30h20z"/>
    <draw:marker draw:name="a58" svg:viewBox="0 0 20 30" svg:d="m10 0-10 30h20z"/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ili</dc:creator>
    <meta:creation-date>2017-09-06T02:34:00Z</meta:creation-date>
    <dc:date>2017-09-07T03:16:00Z</dc:date>
    <meta:template xlink:href="Normal" xlink:type="simple"/>
    <meta:editing-cycles>6</meta:editing-cycles>
    <meta:editing-duration>PT11820S</meta:editing-duration>
    <meta:document-statistic meta:page-count="5" meta:paragraph-count="8" meta:word-count="671" meta:character-count="4356" meta:row-count="30" meta:non-whitespace-character-count="3693"/>
  </office:meta>
</office:document-meta>
</file>